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2d1bff" officeooo:paragraph-rsid="00346c23"/>
    </style:style>
    <style:style style:name="P4" style:family="paragraph" style:parent-style-name="Text_20_body">
      <style:text-properties officeooo:paragraph-rsid="002d3f62"/>
    </style:style>
    <style:style style:name="P5" style:family="paragraph" style:parent-style-name="Text_20_body">
      <style:text-properties officeooo:paragraph-rsid="002df2ea"/>
    </style:style>
    <style:style style:name="P6" style:family="paragraph" style:parent-style-name="Text_20_body">
      <style:text-properties officeooo:paragraph-rsid="002e88d2"/>
    </style:style>
    <style:style style:name="P7" style:family="paragraph" style:parent-style-name="Text_20_body">
      <style:text-properties officeooo:paragraph-rsid="00306a27"/>
    </style:style>
    <style:style style:name="P8" style:family="paragraph" style:parent-style-name="Text_20_body">
      <style:text-properties officeooo:paragraph-rsid="00308ed6"/>
    </style:style>
    <style:style style:name="P9" style:family="paragraph" style:parent-style-name="Text_20_body">
      <style:text-properties officeooo:paragraph-rsid="003183b4"/>
    </style:style>
    <style:style style:name="P10" style:family="paragraph" style:parent-style-name="Text_20_body">
      <style:text-properties officeooo:paragraph-rsid="0032473c"/>
    </style:style>
    <style:style style:name="P11" style:family="paragraph" style:parent-style-name="Text_20_body">
      <style:text-properties officeooo:paragraph-rsid="00346c23"/>
    </style:style>
    <style:style style:name="P12" style:family="paragraph" style:parent-style-name="Marginalia">
      <style:text-properties officeooo:rsid="00367009" officeooo:paragraph-rsid="0036700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b63c2"/>
    </style:style>
    <style:style style:name="T5" style:family="text">
      <style:text-properties officeooo:rsid="002d1bff"/>
    </style:style>
    <style:style style:name="T6" style:family="text">
      <style:text-properties style:font-name="DejaVu Serif1" fo:font-size="11pt" fo:font-style="italic" officeooo:rsid="002d1bff" style:font-name-asian="Noto Sans CJK JP" style:font-size-asian="11pt"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2d1bff" style:font-style-asian="italic" style:font-style-complex="italic"/>
    </style:style>
    <style:style style:name="T9" style:family="text">
      <style:text-properties fo:font-style="italic" officeooo:rsid="00335228" style:font-style-asian="italic" style:font-style-complex="italic"/>
    </style:style>
    <style:style style:name="T10" style:family="text">
      <style:text-properties fo:color="#c9211e" loext:opacity="100%"/>
    </style:style>
    <style:style style:name="T11" style:family="text">
      <style:text-properties fo:color="#c9211e" loext:opacity="100%" fo:font-weight="bold" style:font-weight-asian="bold" style:font-weight-complex="bold"/>
    </style:style>
    <style:style style:name="T12" style:family="text">
      <style:text-properties officeooo:rsid="002d3f62"/>
    </style:style>
    <style:style style:name="T13" style:family="text">
      <style:text-properties fo:font-style="normal" style:font-style-asian="normal" style:font-style-complex="normal"/>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Fuudo--5--<text:span text:style-name="T4">trad</text:span></text:p>
      <text:p text:style-name="P12">xxx</text:p>
      <text:p text:style-name="P2">::<text:line-break/>..::..<text:line-break/><text:span text:style-name="T3">風土--5</text:span><text:span text:style-name="T1"><text:line-break/>.. .. .. .</text:span>.<text:line-break/>.. .. <text:s/>.. ..<text:line-break/><text:span text:style-name="T2">和辻哲郎<text:line-break/>..::..</text:span><text:line-break/>::</text:p>
      <text:p text:style-name="Text_20_body"/>
      <text:p text:style-name="P1"/>
      <text:p text:style-name="P1"/>
      <text:p text:style-name="P1"/>
      <text:p text:style-name="P1"/>
      <text:h text:style-name="Heading_20_1" text:outline-level="1"><text:span text:style-name="T5">§ </text:span>第五章　風土学の歴史的考察</text:h>
      <text:h text:style-name="Heading_20_2" text:outline-level="2"><text:span text:style-name="T5">§ </text:span>一　ヘルデルに至るまでの風土学</text:h>
      <text:p text:style-name="P1">風土の問題は歴史家の直観においては常に有力に働いている。古代においても近代においてもそうであった。従って歴史の議論はいつもそれを当然の問題として取り扱っていた。それをそうでなくしたのは近代の歴史哲学なのである。</text:p>
      <text:p text:style-name="P1">近世においてこの問題を特に取り上げたのは、歴史学・精神科学の上に新時期を画した<text:span text:style-name="T10">ヘルデル</text:span>である。ちょうど啓蒙時代の合理主義的な文化解釈、悟性的な目的概念に導かれた歴史叙述、などが流行していた時代に、彼はおのおのの国民おのおのの時代の独自の価値を承認し、それを風土との連関において考察したのである。しかもそれが自然科学の力強い勃興の時代、従って認識論がただ自然科学の基礎づけにのみ努力していた時代に起こった、というところに、非常に大きい意義が認められる。彼以前にあっては自然環境と歴史（あるいは運命）との連関の問題は、自然科学的な見方と精神科学的な見方との無自覚的な混淆の下に取り扱われていた。彼はこの混淆に打ち克って、それを精神科学的な問題として立てようとしたのである。</text:p>
      <text:p text:style-name="P1">そこで彼以前の風土学を概観して彼の仕事の意義を明らかにしたいと思う。</text:p>
      <text:p text:style-name="P1">La question du <text:span text:style-name="T8">f</text:span><text:span text:style-name="T6">ûdo</text:span> exerce constamment une influence prépondérante dans l'intuition des historiens, tant dans l'Antiquité que dans les temps modernes. Aussi les discussions historiques l'ont-elles toujours traitée comme une évidence. Ce n'est que la philosophie de l'histoire moderne qui a remis en cause cette évidence.</text:p>
      <text:p text:style-name="P1">C'est Herder, à l'époque moderne, qui a particulièrement abordé cette question et a inauguré une nouvelle ère dans l'histoire et les sciences de l'esprit. À une époque où prévalaient l'interprétation rationaliste de la culture propre au Siècle des Lumières et les récits historiques guidés par des concepts intellectuels de finalité, il a reconnu la valeur propre de chaque peuple et de chaque époque, en l'analysant en <text:soft-page-break/>relation avec le <text:span text:style-name="T8">f</text:span><text:span text:style-name="T6">ûdo</text:span>. Le fait que cette démarche se soit produite précisément à une époque de vigoureuse montée des sciences de la nature, où la théorie de la connaissance s'efforçait exclusivement de fonder les sciences naturelles, revêt une importance considérable. Avant lui, la question du lien entre le milieu naturel et l’histoire (ou le destin) avait été traitée sous une confusion inconsciente entre les approches des sciences naturelles et celles des sciences de l’esprit. Herder a surmonté cette confusion et a tenté de poser ce problème sur une base propre aux sciences de l’esprit.</text:p>
      <text:p text:style-name="P1">Je souhaite donc examiner brièvement la doctrine du <text:span text:style-name="T8">f</text:span><text:span text:style-name="T6">ûdo </text:span>antérieure à Herder afin de mieux comprendre la portée de son œuvre.</text:p>
      <text:p text:style-name="P4">古代においては近代の歴史論の主要問題たる「<text:span text:style-name="T10">発展</text:span>」の観念がなかったと言われる。その代わりに種々の国民の特殊性に関しては充分に眼が開けていた。そうしてこの特殊性は主として風土の特殊性に制約せられると考えられていたのである。ヘロドトスやツキュディデスにおいてもすでにこの考えは散見している。ところでそれを一つの理論にまとめたのは、医学の祖として名高いコスのヒッポクラテス（Hippokrates, 460 B. C.-377B. C.）である。もちろん彼が「医学の祖」であったというのは事実ではない。彼以前にすでに医学や生理学は存していた。ただ彼は、これらの材料を前にして、抽象的な原理を斥けつつ、経験に現われるままの人を捕え、個々の特殊な場合からの帰納によって、健康と病気との法則を立てようとしたのである。しかし彼は特殊から出発しつつも自然哲学者の普遍化の方法を学び取ることを忘れなかった。特殊を普遍的条件の下に類別するのが彼の主たる努力であった。そこからして彼は風土や場所に特に注意を払うに至ったのである。彼の名によって伝わる多数の著作中*20、彼の作として疑いのないものはわずかに四五に過ぎないが、そのうちに風土を取り扱った『空気と水とところ』（De aëre, aquis, locis）が含まれている。この書は彼の著作中最も興味深いものと言われ、それによってヘルデルは彼を「<text:span text:style-name="T10">風土に関する主要著作家</text:span>」と呼ぶに至ったのである。</text:p>
      <text:p text:style-name="Marginalia"><text:span text:style-name="Emphasis"><text:span text:style-name="T13">*風土に関する主要著作家 : der wichtigste Schriftsteller über das Klima</text:span></text:span></text:p>
      <text:p text:style-name="P1">On dit qu’à l’époque antique, la notion de « développement <text:soft-page-break/>», qui est centrale dans les théories historiques modernes, n’existait pas. En revanche, on prêtait une attention suffisante aux particularités des divers peuples. Ces particularités étaient considérées comme étant principalement déterminées par les caractéristiques propres au milieu. On trouve déjà chez Hérodote ou Thucydide des traces de cette conception. Mais c’est Hippocrate de Cos (Hippocrate, 460-377 av. J.-C.), célèbre comme le « père de la médecine », qui en a fait une théorie systématique. Bien entendu, le qualifier de « père de la médecine » n’est pas tout à fait exact : la médecine et la physiologie existaient déjà avant lui. Ce qu’Hippocrate a fait, c’est d’observer l’homme tel qu’il apparaît dans l’expérience, en rejetant les principes abstraits, et d’établir par induction à partir de cas particuliers les lois de la santé et de la maladie. Toutefois, tout en partant du particulier, il n’a pas oublié de s’approprier la méthode de généralisation des philosophes de la nature. Son effort principal consistait à classer les cas particuliers sous des conditions universelles. C’est pourquoi il a accordé une attention particulière au milieu et aux lieux. Parmi les nombreux ouvrages qui lui sont attribués*<text:span text:style-name="T12">20</text:span>, seuls quatre ou cinq sont certainement de lui, dont fait partie le traité intitulé <text:span text:style-name="T7">Des airs, des eaux et des lieux</text:span> (<text:span text:style-name="T7">De aëre, aquis, locis</text:span>). Cet ouvrage, considéré comme le plus intéressant de ses écrits, a conduit Herder à le désigner comme le « principal auteur sur la question du milieu ».</text:p>
      <text:p text:style-name="P1">ヒッポクラテスによれば、風土は暑さ寒さ、その変化の多少などによって、人体に影響する。また空気の湿潤乾燥は呼吸の難易、血行の遅速、肉体の弛緩活発などを結果する。だから風土の特殊性に慣れることによって民族の特殊な性質ができあがるのである。たとえば根気が続くか続かぬか、怠惰であるか活発であるか、興奮しやすいか冷静であるか、勇敢であるか怯きょう懦だ　であるか、というごとき。同様に土地の特殊性も美的の側から、あるいは食物の特殊性として、人々の心情や肉体の特殊性に連関する。かかる見地からして彼はアジア人とヨーロッパ人を比較した。これはアリストテレスの「市民の特性」の論（Politica, VII, 7.）に関係あるものとして有名である。アリストテレスによれば、北方の寒い風土やヨーロッパにおける民族は活発勇敢ではあるが知力と技術とにおいて欠けており、アジアの民族は知力技術に富んではいるが怯懦である。しかるにヘラスの民族は、<text:soft-page-break/>「ところ」において中間であるごとく特性においても中間であって、勇気と知力を兼ね備えている。この考えと同じくヒッポクラテスもまたアジアの民族が戦争を好まず静かな心情を持っているのは四季の変化が乏しく寒暑ともに大差のない風土にもとづくと考えるのである。</text:p>
      <text:p text:style-name="P1">Selon Hippocrate, le milieu influence le corps humain par la chaleur ou le froid, ainsi que par l’intensité des variations climatiques. L’humidité ou la sécheresse de l’air affecte la respiration, la circulation sanguine, ainsi que le relâchement ou la vivacité du corps. Ainsi, c’est par l’adaptation aux caractéristiques spécifiques du milieu que se forment les traits particuliers d’un peuple : endurance ou manque d’endurance, paresse ou activité, excitation facile ou sang-froid, courage ou lâcheté, etc. De même, les particularités du sol, d’un point de vue esthétique ou en tant que facteur alimentaire, sont liées aux traits psychologiques et physiques des populations. C’est à partir de cette perspective qu’il compare les Asiatiques et les Européens. Cette comparaison est célèbre en raison de son lien avec la discussion d’Aristote sur le « caractère des citoyens » (<text:span text:style-name="T7">Politique</text:span>, VII, 7). Selon Aristote, les peuples du nord, vivant dans des climats froids, sont actifs et courageux, mais manquent d’intelligence et de savoir-faire technique, tandis que les Asiatiques, riches en intelligence et en technique, sont lâches. Les Grecs, quant à eux, occupent une position intermédiaire, tant géographiquement que par leurs caractéristiques : ils allient courage et intelligence. De façon similaire, Hippocrate attribue à la faible variation des saisons et à l’absence d’extrêmes thermiques en Asie le fait que ses habitants soient peu portés à la guerre et disposent d’un tempérament paisible.</text:p>
      <text:p text:style-name="P1">風土の人間に及ぼす影響というごとき意味で今でも普通に考えられていることは、すでにヒッポクラテスによって言いつくされていると言ってよい。気候の変化は肉体を刺激し、肉体の刺激は精神を興奮させる。しかもかく興奮させられる精神が歴史の原動力である。だから気候・風土は国民の特性や運命を規定する。明らかにここには風土が人間の外なるものとして前提せられ、風土現象の本質が何であるかは問われておらぬ。そうしてこのような風土観がいわば常識として古代人を支配した。前二世紀の有名な歴史家ポリュビオス（Polybios）<text:soft-page-break/>や、前一世紀に大部な地誌を書いたストラボー（Strabo）などすべてそうである。しかしこの考え方はいわば自然環境が人間の歴史や運命を支配するという所に帰着せざるを得ない。従ってかかる支配をなし得るものがただ神のみであるとする立場、すなわち一切の歴史や土地の特殊性がすべて神の意志にもとづいているとする中世の世界観においては、全然捨て去られることになったのである。</text:p>
      <text:p text:style-name="P1">On peut dire que tout ce qui est encore couramment admis aujourd’hui au sujet de l’influence du milieu sur l’homme avait déjà été formulé par Hippocrate. Les variations climatiques stimulent le corps, et cette stimulation corporelle excite l’esprit. Or, c’est cet esprit excité qui constitue le moteur de l’histoire. Ainsi, le climat et le milieu déterminent les caractéristiques et le destin des peuples. Il est clair ici que le milieu est conçu comme une entité extérieure à l’homme, sans que l’on s’interroge sur l’essence même des phénomènes du milieu. Une telle conception du milieu a dominé les Anciens comme une sorte de sens commun. C’était le cas du célèbre historien Polybe (Polybe, IIe siècle av. J.-C.) ou de Strabon (Strabon, Ier siècle av. J.-C.), auteur d’une vaste géographie. Cependant, cette manière de penser conduit inévitablement à la conclusion que l’environnement naturel domine l’histoire et le destin humain. Par conséquent, dans la vision médiévale du monde, selon laquelle seul Dieu peut exercer un tel pouvoir — puisque toutes les particularités historiques et géographiques découlent de la volonté divine —, cette conception a été complètement abandonnée.</text:p>
      <text:p text:style-name="P1">十六世紀の末にフランスのボダン（Jean Bodin, De la république）によって風土の問題が再び取り上げられた時にも、根本の考えは古代と変わらなかった。ボダンによれば、人間（個人、民族）の行為は「自然的素質」によって規定せられる。しかるに自然的素質は風土によって異なるものである。だからそれぞれ特殊な風土を持った国土はそれぞれ特殊な民族の性格を示している。特に重大なのは、風土の相違によって労働の仕方の相違がひき起こされ、それが強く自然的素質に影響するという点である。たとえば豊沃な土地においては努力の必要が少なく従って肉体や精神の能力が発達しない。しかるに瘦せた土地は人の頭と体を緊張させ従って種々の能力、技術、学問等を発展さ<text:soft-page-break/>せる。瘦せた土地の民族が産業的・商業的になるのはそのゆえである。ところでかく労働の仕方が異なるに従って異なった能力が発展するとすれば、人間の天てん賦ぷ　、傾向などにも特殊性が現われざるを得ない。</text:p>
      <text:p text:style-name="P1">Lorsque, à la fin du XVIe siècle, le Français Jean Bodin (dans <text:span text:style-name="T7">De la république</text:span>) a de nouveau abordé la question du milieu, l’idée fondamentale n’avait guère évolué par rapport à l’Antiquité. Selon Bodin, les actions humaines (des individus ou des peuples) sont déterminées par des « dispositions naturelles ». Or, ces dispositions naturelles varient selon le milieu. Ainsi, chaque territoire, doté d’un milieu particulier, manifeste un caractère national propre. Un point particulièrement important est que les différences de milieu entraînent des différences dans les modes de travail, lesquelles influencent fortement les dispositions naturelles. Par exemple, dans un sol fertile, les efforts requis sont moindres, ce qui entrave le développement des capacités physiques et mentales. En revanche, un sol ingrat exige une tension intellectuelle et physique, favorisant ainsi le développement de diverses compétences, techniques et connaissances. C’est pourquoi les peuples vivant sur des terres pauvres deviennent industriels et commerçants. Or, si les modes de travail diffèrent, cela entraîne nécessairement le développement de capacités différentes, ce qui se traduit par des particularités dans les dons naturels et les inclinations humaines.</text:p>
      <text:p text:style-name="P5">以上のボダンの考えは風土の人間への影響を考える限りにおいて古代と異ならないのであるが、しかしその影響の仕方について「労働の仕方」を媒介として導入した点においては全然新しいのである。またその点においては二百年後のモンテスキュー（Montesquieu, De l’esprit des lois. 1748）よりも進んでいると言われている。モンテスキューはしばしば歴史における地理的要素の意義を指示した最初の人のごとく言われているが、しかし彼の説いたのは主として人の肉体的性質に対する風土の生理学的な影響であって、風土の人間存在における意義ではない。もちろん彼はそこから出発して種々の国土における地方的・社会的条件がいかに法律・制度の発達を規定するかを論じ、従って種々の国土における国家形式の相違を必然のものとして示そう<text:soft-page-break/>としたのである。しかし風土はあくまでも自然科学的対象に過ぎず、その影響は生理学的影響に留まった。ボダンが風土を人間の労働活動の規定としたことは、これよりも一歩を進めているのである。</text:p>
      <text:p text:style-name="P5">Les idées de Bodin, exposées ci-dessus, ne diffèrent pas fondamentalement de celles de l’Antiquité en ce qui concerne l’influence du milieu sur l’homme. Toutefois, elles sont entièrement nouvelles en ce qu’elles introduisent, comme intermédiaire de cette influence, la <text:span text:style-name="T14">manière de travailler</text:span>. Sur ce point précis, on dit qu’il était même plus avancé que Montesquieu, deux cents ans plus tard (<text:span text:style-name="T7">De l’esprit des lois</text:span>, 1748). On considère souvent Montesquieu comme le premier à avoir souligné l’importance des facteurs géographiques dans l’histoire, mais en réalité, ce qu’il a principalement développé, c’est l’influence <text:span text:style-name="T14">physiologique</text:span> du climat sur les caractéristiques corporelles de l’homme, non pas son importance pour l’existence humaine dans son ensemble. Certes, à partir de là, il a discuté de la façon dont les conditions locales et sociales dans diverses régions déterminent le développement des lois et des institutions, cherchant ainsi à démontrer la nécessité des différences entre les formes d’État selon les territoires. Toutefois, le milieu n’y reste qu’un objet de science naturelle, et son influence ne dépasse pas le cadre physiologique. Le fait que Bodin ait conçu le milieu comme ce qui détermine l’activité humaine de travail constitue donc un pas en avant par rapport à Montesquieu.</text:p>
      <text:p text:style-name="P1">十八世紀末のドイツの文化史家の間には、幽かすかながらもこの方向への進展が見られる。シュレーツェル*21にとっては、風土は民族に形をつけるもの、民族をさまざまの労働の仕方・生活の仕方に押しつけるものであった。それはただに「食物の種類」によって人の身心に影響するのみでない。また空気の湿度や温度によって人の性情に影響するのみでない。実に人間をして自然を征服し変化させるさまざまの態度にいでしむるもの、すなわち自然との戦いにおいて互いに結合し、種々の社会を作らしめるものなのである。またアーデルング*22においては、一層一般化的な見方が加わって、人口の密度と土地の広さとが歴史的の諸文物を規定するものとなった。広い土地を占有して任意に広がることのできる民族は、谷や島の民族ほどに、あるいは沙<text:soft-page-break/>漠に取り巻かれた民族ほどに、強度の文化を作ることができない。なぜなら限られた土地における人口の増加は生活を困難にし人間をして緊張せしめるが、人口の増加とともに外に広がって行ける場合にはかかる事がないからである。この考え方は十九世紀の人文地理学の先駆をなしている。似寄った地形によって民族の類型を分け、文化発達の段階を定めるというやり方である。しかしそれでは同じ地形における民族の互いに異なっている特殊性を理解することはできぬ。</text:p>
      <text:p text:style-name="P1">À la fin du XVIIIe siècle, chez certains historiens culturels allemands, on observe de légers progrès dans cette direction. Pour Schlözer*, le milieu est ce qui façonne un peuple, ce qui le pousse vers diverses manières de travailler et de vivre. Ce n’est pas seulement par le « type de nourriture » que le milieu influence le corps et l’esprit humains, ni uniquement par l’humidité ou la température de l’air sur le tempérament. En réalité, c’est ce qui pousse l’homme à adopter diverses attitudes pour <text:span text:style-name="T14">dominer et transformer la nature</text:span>, ce qui, dans la lutte contre la nature, favorise la coopération entre les hommes et la formation de diverses sociétés. Chez Adelung*, une perspective encore plus générale s’ajoute : la densité de la population et l’étendue du territoire deviennent des facteurs déterminants pour les phénomènes historiques. Un peuple qui occupe un vaste territoire et peut s’y étendre librement ne parvient pas à créer une culture aussi intense que les peuples des vallées ou des îles, ou ceux entourés de déserts. En effet, l’augmentation de la population dans un espace limité rend la vie plus difficile et pousse l’homme à se tendre, alors que, si la population peut s’étendre librement vers l’extérieur, ce facteur de pression disparaît. Cette conception préfigure la géographie humaine du XIXe siècle : elle consiste à classer les peuples selon des formes de relief similaires et à définir les stades du développement culturel. Toutefois, une telle approche ne permet pas de comprendre les différences spécifiques entre les peuples vivant dans des milieux géographiques identiques.</text:p>
      <text:h text:style-name="Heading_20_2" text:outline-level="2"><text:span text:style-name="T5">§ </text:span>二　ヘルデルの精神風土学 <text:s/>- La géographie spirituelle de Herder</text:h>
      <text:p text:style-name="P1">ヘルデル（Herder）は右にあげた文化史家たちと時を同じゅうし<text:soft-page-break/>て出たのである。風土に関する彼の思想を示しているものは、</text:p>
      <text:p text:style-name="P1">Auch eine Philosophie der Geschichte zur Bildung der Menschheit, 1774.</text:p>
      <text:p text:style-name="P1">Ideen zur Geschichte der Menschheit, 1784.</text:p>
      <text:p text:style-name="P1">の二著であって、シュレーツェル、アーデルングなどの著書と相前後して現われた。が、彼において顕著に現われているのは、彼が風土を歴史に関係させて説くときに、それを自然科学的な「認識」の対象としてではなく、それにおいて内的なものの現われている「しるし」（Zeichen）として取り扱っていることである。彼のねらっているのは、風土の精神（Geist des Klima）を捕えること、人の思惟力・感受力全体の風土学（Klimatologie aller menschlichen Denk- und Empfindungskräfte）を作ることであった。ここに彼が風土学の歴史において特に重視さるべきゆえんが存するのである。</text:p>
      <text:p text:style-name="P1">Herder est apparu à peu près à la même époque que les historiens culturels mentionnés ci-dessus. Les deux ouvrages qui expriment sa pensée sur le milieu sont :</text:p>
      <text:p text:style-name="P1">- <text:span text:style-name="T7">Auch eine Philosophie der Geschichte zur Bildung der Menschheit</text:span> (1774), <text:s/></text:p>
      <text:p text:style-name="P1">- <text:span text:style-name="T7">Ideen zur Geschichte der Menschheit</text:span> (1784).</text:p>
      <text:p text:style-name="P1">Ces œuvres sont contemporaines ou presque de celles de Schlözer, Adelung, etc. Ce qui frappe particulièrement chez Herder, c’est que, lorsqu’il traite du milieu en relation avec l’histoire, il ne le considère pas comme un objet de « connaissance » relevant des sciences naturelles, mais comme un <text:span text:style-name="T14">signe</text:span> (<text:span text:style-name="T7">Zeichen</text:span>) à travers lequel se manifeste une réalité intérieure. Ce qu’il cherche, c’est à saisir <text:span text:style-name="T14">l’esprit du climat</text:span> (<text:span text:style-name="T7">Geist des Klima</text:span>), et à établir une <text:span text:style-name="T14">géographie de toutes les facultés humaines de pensée et de sentiment</text:span> (<text:span text:style-name="T7">Klimatologie aller menschlichen Denk- und Empfindungskräfte</text:span>). C’est en cela que son apport occupe une place particulière dans l’histoire de la géographie humaine.</text:p>
      <text:p text:style-name="P6">まず一般的に彼の方法について考えてみよう。彼の『人類史の構想』は、当時の自然科学的知識にもとづいて、まず天体の世界における地球の位置から説き起こし、次いで地球上の動植物の組織、その中での人の組織の特性、従って人の存在の意義に説き及び、そこから種々の民族の特性に論じ入って行くのである。しかし彼がかく自然科<text:soft-page-break/>学的知識を利用したとしても、「自然」は彼にとっては「認識」の対象界としての自然ではなかった。彼は『人類史の構想』の序文の中で言っている。「自然は独立自存のものではない。神がすべてのものにおいてその業わざを現わしているのである。……我々の時代の多くの書物によって自然という名を意味のない卑ひくいものに考えるようになっている人は、それの代わりにあの全能な力・善・智慧を考えるがよい。そうして人間の言葉が現わし得ないあの見えざるものをただ心の中で名づけるがよい。」（Ideen, I, S. XVI.）だから彼にとっては、万有引力も物理的・化学的な種々の法則も、すべて神のわざであった。彼が人類史の哲学を作ろうとしたのは、自然においてかくも整然とした秩序を作った神が、人類の歴史において無計画であったとは考えられぬからなのである。</text:p>
      <text:p text:style-name="P6">しかしながら彼のいう神は教義の教えるままの神ではなかった。<text:span text:style-name="T10">自然及び人類の運命の内に現われた無限に深い神秘</text:span>、それが神なのである。だから彼は形而上学的思弁を目して自然の経験とアナロギーとを離れた<text:span text:style-name="T11">空中旅行</text:span>に過ぎぬという。人は「<text:span text:style-name="T10">自然における神の歩み</text:span>」を聖書として、それを直接に読むことを学ばねばならぬ。「自然の大いなるアナロギーは、あらゆるところで自分を宗教の真理に導いた。しかし自分はそれを骨折って押えつけねばならなかった。なぜなら自分は宗教の真理をあらかじめ頭に置いて観察してはならない、ただ歩一歩と忠実に「<text:span text:style-name="T10">隠されているところの、働く神の現在</text:span>」からしてさして来る光を捕えねばならないのだからである。」（do., S. XV.）かくして彼は自然の底にある神秘なるものを、あえて神とは名づけずに、考察する。</text:p>
      <text:p text:style-name="P6">Examinons d’abord sa méthode de manière générale. Dans ses <text:span text:style-name="T7">Idées pour la philosophie de l’histoire de l’humanité</text:span>, Herder part des connaissances scientifiques de son temps : il commence par situer la Terre dans le système des corps célestes, puis décrit l’organisation des êtres vivants sur Terre, la spécificité de l’organisation humaine, et par là, le sens de l’existence humaine, avant d’aborder les caractéristiques des divers peuples. Cependant, même s’il utilise des connaissances scientifiques, la « nature » n’est pas pour lui un simple objet de « connaissance ». Dans la préface des <text:span text:style-name="T7">Ideen</text:span>, il déclare : « La nature n’est pas une entité autonome. Dieu <text:soft-page-break/>manifeste son œuvre en toute chose… Que celui qui, sous l’influence de nombreux écrits de notre époque, a tendance à réduire la nature à une notion vide et basse, pense plutôt à cette puissance toute-puissante, bonne et sage. Et qu’il nomme intérieurement, sans mots, cette invisible réalité que la parole humaine ne peut exprimer. » (<text:span text:style-name="T7">Ideen</text:span>, I, p. XVI). Ainsi, pour Herder, la gravitation universelle, les lois physiques et chimiques, sont toutes des manifestations de l’action divine. Il a voulu élaborer une philosophie de l’histoire humaine parce qu’il ne pouvait croire que Dieu, ayant instauré un ordre si harmonieux dans la nature, aurait laissé l’histoire de l’humanité se dérouler sans plan.</text:p>
      <text:p text:style-name="P6">Cependant, le Dieu dont parle Herder n’est pas le Dieu des dogmes religieux. Ce Dieu, c’est le <text:span text:style-name="T14">mystère infiniment profond qui se manifeste dans la nature et le destin humain</text:span>. Aussi rejette-t-il la spéculation métaphysique, qu’il qualifie de « voyage dans les airs », détaché de l’expérience de la nature et de ses analogies. L’homme doit apprendre à lire directement, comme une Bible, « la marche de Dieu dans la nature ». « La grande analogie de la nature m’a conduit partout vers la vérité religieuse. Mais j’ai dû me forcer à la retenir, car je ne dois pas observer la nature en partant d’une vérité religieuse préconçue ; je dois seulement capter, pas à pas, fidèlement, la lumière qui émane du “Dieu agissant et présent dans ce qui est caché”. » (<text:span text:style-name="T7">Ibid</text:span>., p. XV). Ainsi, Herder étudie ce mystère fondamental de la nature sans oser nécessairement le nommer « Dieu ».</text:p>
      <text:p text:style-name="P6">生物において彼の見いだす神秘は、「<text:span text:style-name="T10">生ける有機力</text:span>」と名づけられている。彼は動物が母胎内において創造せられる過程を叙述したあとでいう、「この奇蹟を初めて見たものは何と言うであろうか。<text:span text:style-name="T10">生ける有機力</text:span>がそこにあるとほか言えないであろう。自分はこの力がどこから来るかは知らぬ。またその内部において何であるかも知らぬ。が、こういう力がそこにあることは疑うわけに行かないのである。」（do., II, S. 85.）かかる生の力は我々すべての内にある。我々自身は知らずとも我々の肉体の内にはそれが潑剌として生きている。理性の能力というごときものは、この肉体を道具として働いてはいるが、しかし肉体を充分に知る力さえもなく、いわんや肉体を作ったものではない。精神的思惟といえども肉体の組織や健康に依存するのであるか<text:soft-page-break/>ら、我々の心情に起こるあらゆる欲望や衝動が動物的な暖かみと離し難いものであることは当然であろう。これらは何人も疑うことのできぬ自然の事実なのである。これの承認が最初の哲学であったごとく、またそれは最後の哲学でもあるだろう。</text:p>
      <text:p text:style-name="P6">Ce mystère, dans le vivant, prend pour Herder le nom de « <text:span text:style-name="T14">force organique vivante</text:span> » (<text:span text:style-name="T7">lebendige organische Kraft</text:span>). Après avoir décrit le processus de la création de l’animal dans le sein maternel, il s’exclame : « Que dirait celui qui verrait ce miracle pour la première fois ? Il ne pourrait dire autre chose que : “Voici une force organique vivante.” Je ne sais pas d’où vient cette force, ni ce qu’elle est en son essence intérieure. Mais qu’une telle force existe, cela ne peut être mis en doute. » (<text:span text:style-name="T7">Ibid</text:span>., II, p. 85). Cette force vitale est présente en chacun de nous. Même si nous n’en avons pas conscience, elle anime vigoureusement notre corps. La raison, si puissante soit-elle, n’agit qu’en utilisant le corps comme instrument, mais elle n’a ni la capacité de le comprendre pleinement, ni celle de l’avoir créé. Puisque la pensée spirituelle elle-même dépend de la structure et de la santé du corps, il est naturel que tous les désirs et impulsions qui naissent en nous soient étroitement liés à cette chaleur animale. Ce sont là des faits naturels que personne ne peut nier. Cette reconnaissance constitue, dit Herder, non seulement la première philosophie, mais aussi la dernière.</text:p>
      <text:p text:style-name="P6">ところでかくのごとき生の力は、ただ「神秘」を指示した名に過ぎない。我々はいかにしてそれに接近し得るのであろうか。学問の方法はまさにこの通路によって定まるのである。彼はそれが「認識」によって達せられるとは考えなかった。彼の目ざす学問は、上述のごとき生ける自然の解釈（Auslegen）である。目に見える形に現われている精神を通訳すること（Dolmetschen）である。（do., II, S. 93.）人について言えば、その姿すがた形かたちはただ内部にある衝動構造の外皮に過ぎない。しかもその形態は一つの統合せられた全体をなしている。その個々の部分をいかに丹念に解剖してみたところで全体の意味はわからない。ちょうど言葉におけるように、個々の綴り文字はなるほど言葉に属してはいるが、しかし意味を持つのは綴られた全体としての単語であって、個々の文字ではない。だから外に現われた形<text:soft-page-break/>姿において内なるものを指示すること（deuten）、文字の連結からして意味を理解すること、それがここでは学問の方法になる。彼はこの方法を比論的にPhysiognomik（人相学）Pathognomik（情相学）などと呼んでいる。Physiologie（生理学）Pathologie（病理学）に対してphysisやpathosの真の意味を捕える学問の意である。それは認識の立場に対して理解の立場を宣揚する。しかもそれは決して根拠なきことではない。我々は日常生活においてすでにかかる人相学を使っている。慣れた医者は病人の態度や顔つきを見てその病気を直覚する。子供は相手の顔つきやそぶりから子供好きであるか否かを見破ってしまう。もっと一般的には、人の顔つきを見ただけでその人の心に渦巻いている感情を理解することができる。すなわち我々は普通に人相学的な眼を使って、形姿に開示されている精神を理解しているのである。このような日常生活的人相学・情相学を学問的に純粋にしたのが彼の方法にほかならぬのである。</text:p>
      <text:p text:style-name="P6">Or, ce concept de « force vivante » n’est qu’un nom désignant le « mystère ». Comment pouvons-nous nous en approcher ? C’est précisément par là que se définit la méthode scientifique. Herder ne pense pas que cela puisse être atteint par la « connaissance » rationnelle. La science qu’il vise est <text:span text:style-name="T14">l’interprétation</text:span> (<text:span text:style-name="T7">Auslegen</text:span>) de la nature vivante telle qu’exposée ci-dessus, c’est-à-dire <text:span text:style-name="T14">l’interprétation</text:span> (<text:span text:style-name="T7">Dolmetschen</text:span>) de l’esprit manifesté dans les formes visibles. Du point de vue de l’homme, son apparence physique n’est qu’une enveloppe extérieure de la structure intérieure des impulsions. De plus, cette forme constitue un tout organique et cohérent. Aussi, même en disséquant minutieusement chacune de ses parties, on ne parviendra pas à en saisir le sens global. Comme dans le langage, si les lettres appartiennent bien au mot, ce n’est pas chacune d’elles qui a un sens, mais le mot dans son ensemble. Par conséquent, ici, la méthode scientifique consiste à <text:span text:style-name="T14">interpréter</text:span> (<text:span text:style-name="T7">deuten</text:span>) ce qui est intérieur à partir de ce qui est extérieur, à comprendre le sens à partir de l’enchaînement des signes. Herder appelle cette méthode, par analogie, <text:span text:style-name="T14">Physiognomik</text:span> (science de la physionomie) et <text:span text:style-name="T14">Pathognomik</text:span> (science des expressions émotionnelles), en opposition à la Physiologie et à la Pathologie : il s’agit d’une science visant à saisir le sens <text:soft-page-break/>véritable de <text:span text:style-name="T7">physis</text:span> et de <text:span text:style-name="T7">pathos</text:span>. Elle proclame une <text:span text:style-name="T14">attitude de compréhension</text:span> (<text:span text:style-name="T7">Verstehen</text:span>) face à l’attitude de connaissance (<text:span text:style-name="T7">Erkenne</text:span><text:span text:style-name="T9">n</text:span>). Et cette méthode n’est pas sans fondement. Dans la vie quotidienne, nous utilisons déjà cette physiognomonie. Un médecin expérimenté devine intuitivement la maladie à l’attitude ou au visage du patient. Un enfant perçoit immédiatement si quelqu’un aime les enfants ou non, à son expression. Plus généralement, on peut comprendre les émotions qui agitent l’âme d’une personne rien qu’en regardant son visage. Autrement dit, nous comprenons couramment l’esprit révélé dans les formes, en utilisant un « regard physiognomonique ». La méthode de Herder n’est rien d’autre que la purification et la formalisation scientifique de cette physiognomonie et pathognomonie de la vie quotidienne.</text:p>
      <text:p text:style-name="P7">ヘルデルの主張する「<text:span text:style-name="T10">人間の精神の風土学</text:span>」は、上述のごとき解釈の方法によって、人間の日常生活的な姿から神秘的な生の力の諸形成を見いだそうとする。それを彼が方法論的に明らかに自覚していたというのではない。むしろ彼自身がその芸術家的な素質によって遂行したところの「<text:span text:style-name="T10">解釈</text:span>」の技術そのものの内に、この方法が示されているのである。だからそれは時には材料の豊富に圧倒されて迷い出し、自然科学的・民族誌的な叙述に陥ってしまうこともある。にもかかわらずそれが精神の風土学として興味深いのは、風土や生活の仕方を単なる認識の対象として取り扱わず、常にそれを主体的な人間存在の表現と見る態度が一貫していることである。</text:p>
      <text:p text:style-name="P1">それではヘルデルは風土についていかなる意味を解釈し出い　だしたであろうか。</text:p>
      <text:p text:style-name="P1">彼は人類が多種多様な姿において地上に現われていながらしかも同一の人類であるということを観察した後に、この同一の人類が地上のあらゆる「ところ」において己れを風土化しているという点に論を導いて行く。まずアジアの草原におけるモンゴールや、沙漠におけるアラビア人や、世界の端のカリフォルニア（と言っても今は世界の中心になりかかっているあのカリフォルニアのことであるが）の土人などを、その生ける生活の姿において描写し、そうしてあらゆる国民がその土地と生活の仕方とによって性格づけられていることを、すなわち<text:soft-page-break/>風土的であることを、示そうとする。「それによって、その国土との密接な連関において形成せられている感性的な民族が、その国土に忠実であり、その国土から離れ難く感ずる、ということの理由がまず明らかになる。それは彼らの肉体や、生活の仕方の性質や、子供の時から慣れている娯楽や仕事などが、言い換えれば彼らの心の全眼界が、風土的だからである。彼らからその国土を奪うことは、彼らからすべてを奪うことにほかならぬ。」（do., II, S. 70.）</text:p>
      <text:p text:style-name="P1">La « <text:span text:style-name="T10">géographie de l’esprit humain</text:span> » que Herder prône cherche, au moyen de la méthode interprétative décrite ci-dessus, à découvrir à partir de l’apparence quotidienne de l’homme les diverses manifestations de la force vitale mystérieuse. Il ne s’agit pas là d’une méthode dont Herder aurait eu une conscience méthodologique claire et explicite. Plutôt, c’est à travers la technique même de « <text:span text:style-name="T15">l’interprétation</text:span> », qu’il met en œuvre grâce à ses dons artistiques, que cette méthode se révèle. Aussi arrive-t-il parfois que, submergé par la richesse des matériaux, il s’égare et tombe dans des descriptions relevant des sciences naturelles ou de l’ethnographie. Néanmoins, ce qui rend cette approche intéressante en tant que « <text:span text:style-name="T15">géographie spirituelle</text:span> » est la cohérence avec laquelle il refuse de traiter le milieu ou le mode de vie comme de simples objets de connaissance, et persiste à les considérer comme des <text:span text:style-name="T14">expressions de l’existence humaine subjective</text:span>.</text:p>
      <text:p text:style-name="P1">Mais alors, quelle signification Herder a-t-il dégagée du milieu ?</text:p>
      <text:p text:style-name="P1">Après avoir observé que l’humanité apparaît sur terre sous des formes extrêmement variées tout en restant une, il en vient à affirmer que cette humanité unique <text:span text:style-name="T15">s’incarne et se territorialise</text:span> dans chaque « lieu » du monde. Il décrit d’abord les Mongols des steppes d’Asie, les Arabes du désert, ou encore les indigènes de la Californie (cette Californie qui, à l’époque, était perçue comme un bout du monde, mais qui aujourd’hui tend à en devenir le centre), tels qu’ils vivent concrètement, afin de montrer que chaque peuple est caractérisé par son territoire et son mode de vie, c’est-à-dire qu’il est fondamentalement <text:span text:style-name="T14">marqué par le milieu</text:span>. « C’est ainsi que l’on comprend d’abord pourquoi un peuple sensible, formé par une relation étroite avec son territoire, lui reste <text:soft-page-break/>fidèle et éprouve une grande difficulté à s’en détacher : c’est parce que son corps, la nature de son mode de vie, ses divertissements et ses occupations auxquels il est habitué depuis l’enfance — autrement dit, tout l’horizon de son esprit — sont de nature locale. Lui enlever son territoire, ce serait lui enlever tout. » (<text:span text:style-name="T7">Ideen</text:span>, II, p. 70.)</text:p>
      <text:p text:style-name="P8">かくのごとく人類が己れを風土化していること、国民の心も性格も風土的であることは、与えられた事実である。人間は常に風土的に特殊な姿においてしか現われない。そこで問題は風土と人間との関係を明らかにすることである。その方法は大体二つに分かたれ得るであろう。一は、人間と風土とを引き放し、それらをおのおの独立に考察して、その後に両者の間の因果関係を見いだそうとする方法である。他は、人間生活そのものが風土的であるという具体的な姿を重んじ、人間から引き放した風土、風土から引き放した人間というごとき抽象的なものを問題とせず、人間の生の<text:span text:style-name="T10">構造</text:span>の<text:span text:style-name="T10">契機</text:span>として風土を考察する方法である。</text:p>
      <text:p text:style-name="P9">第一の方法においては風土は人間存在から抽出され、単に客観的な自然現象になる。そうしてそれが同じように自然現象化された生理学的人体に対して物理的・生理的・心理的な影響を与え、それによって具体的な特性を持つところの風土人が現われると考えられる。ヘルデルは明らかな自覚をもってではないが絶えずこの方法の不充分であることを指摘しつつ、前掲の第二の方法にはいって行くのである。「風土とは何か。それは人の肉体と心霊との形成にいかなる影響を与えるか」という章（do., VII, S. 3.）が取り上げているのはこの問題である。その中で彼はまず当時の自然科学的知識がいかに風土の説明に不充分であるかを指摘する。あらゆる風土の根柢を地球の構造やその自転公転などの法則に求めてもむだである。太陽との関係において全然同等である場所が風土において同等であるとは言えない。海に近い、風が多い、山に近い、高原である、谷である等の無数の事情が地方的規定となって、相隣る土地にも全然反対の風土を現出せしめる。普遍的法則などは到底求め難い。風土とは極言すれば地球上のそれぞれの土地に固有な、唯一のものなのである。それは鋭敏な観察によって叙述することはできても、普遍的な結論に到達せしめるものではない。</text:p>
      <text:p text:style-name="P9">Ainsi, le fait que l’humanité s’incarne dans le milieu, que <text:soft-page-break/>l’âme et le caractère des peuples soient fondamentalement « milieux », constitue une donnée de fait. L’homme n’apparaît jamais autrement que sous une forme marquée par un milieu particulier. La question devient donc : quelle est la relation entre le milieu et l’homme ? Deux grandes méthodes peuvent être distinguées pour l’aborder. La première consiste à <text:span text:style-name="T15">séparer l’homme du milieu</text:span>, à les étudier indépendamment l’un de l’autre, puis à chercher les relations de causalité entre eux. La seconde consiste à <text:span text:style-name="T15">prendre au sérieux la réalité concrète</text:span> selon laquelle la vie humaine est intrinsèquement marquée par le milieu, à ne pas poser comme objets de réflexion des abstractions telles qu’un « milieu détaché de l’homme » ou un « homme détaché du milieu », mais à étudier le milieu comme un <text:span text:style-name="T15">moment constitutif de la structure de la vie humaine</text:span>.</text:p>
      <text:p text:style-name="P9">Dans la première méthode, le milieu est extrait de l’existence humaine et devient un simple phénomène naturel objectif. Il exerce alors une influence physique, physiologique ou psychologique sur un corps humain lui-même réduit à un phénomène naturel, produisant ainsi l’homme « du milieu » doté de caractéristiques concrètes. Herder, sans nécessairement en avoir une conscience claire, souligne constamment les limites de cette approche et s’oriente progressivement vers la seconde méthode. C’est précisément ce problème qu’il aborde dans le chapitre intitulé « Qu’est-ce que le milieu ? Quel effet exerce-t-il sur le corps et l’âme humains ? » (<text:span text:style-name="T7">Ibid</text:span>., VII, p. 3). Il y commence par montrer combien les connaissances scientifiques de son époque sont insuffisantes pour expliquer le milieu. Tenter de ramener toutes les différences de milieu aux lois de la structure terrestre, de sa rotation ou de sa révolution, est inutile. Deux lieux situés dans des conditions tout à fait comparables par rapport au soleil peuvent présenter des milieux radicalement différents. Une infinité de facteurs — proximité de la mer, exposition aux vents, voisinage de montagnes, situation en plateau ou en vallée — agissent comme des déterminations locales, faisant apparaître des milieux totalement opposés même entre territoires voisins. Il est donc presque impossible d’établir des lois universelles. En dernière analyse, chaque lieu sur terre possède un milieu <text:span text:style-name="T15">unique et spécifique</text:span>. On peut le décrire par une observation fine, mais il ne permet pas <text:soft-page-break/>d’aboutir à des conclusions générales.</text:p>
      <text:p text:style-name="P9">それに対してこの風土から影響を受けるとされている人体が、また生理学的な一般法則にのみ従うものではない。熱を受け取りまた送り出す仕方において、動物には種々の特性があり、人類にも地方的に相違がある。体熱よりも暑い風土には生活し得られない、などというのは、温帯地方の人体についての、すなわちすでに風土的な人体についての、生理学的法則に過ぎない。いわんや人体の生理については、知られていることよりも知られていないことの方が多いのである。このように不明瞭な人体に対する風土の影響を、あたかも簡単な物理学的実験における因果関係のごとく単純に取り扱うということは、危険この上もないやり方と言わねばならぬ。人体の生理学的構造についてさえもこの通りであるとすれば、精神的構造に対する風土の影響のごときは一層説き難い問題である。暑さが人体をだらけさせ、寒さがそれを引きしめるということは、我々に知れわたった経験ではあるが、しかしそこから種々の生理学的現象を説明し、ひいては民族の特性やその精神的活動の特性を結論するというごときことは、到底許されない。かかる方法によって人間の精神の風土学に達するには、我々は今のところあまりに物を知らなさ過ぎる。そこでこの、自然科学的には到底克服され得ない因果関係の混沌を、その具体的な生きたままの姿において捕え、その構造契機としての風土の意義を捕えようとする方向が、歴史哲学者としてのヘルデルによって選び取られることになる。生きた自然の解釈がそれである。</text:p>
      <text:p text:style-name="P9">En face de cela, le corps humain, supposé subir l’influence du milieu, n’obéit pas non plus à des lois physiologiques générales. Les animaux présentent des différences notables dans la manière dont ils absorbent ou émettent la chaleur, et l’homme lui-même varie selon les régions. L’idée que l’on ne puisse vivre dans un climat plus chaud que la température du corps humain n’est valable que pour les habitants des zones tempérées — c’est-à-dire pour des corps déjà marqués par leur milieu. Et quant à la physiologie humaine en général, ce que nous ignorons dépasse de loin ce que nous connaissons. Traiter de façon simpliste, comme dans une expérience physique, la relation entre un milieu mal compris et un corps humain encore plus mal compris, constitue une démarche <text:soft-page-break/>extrêmement dangereuse. Si cela est déjà vrai pour la structure physiologique, combien plus difficile est-il d’aborder l’influence du milieu sur la structure spirituelle ! Certes, nous savons par expérience que la chaleur relâche le corps et le froid le tend. Mais en déduire des phénomènes physiologiques variés, puis conclure sur les caractéristiques d’un peuple ou de son activité spirituelle, est totalement inadmissible. Pour parvenir à une géographie de l’esprit humain par cette méthode, nous en savons tout simplement trop peu.</text:p>
      <text:p text:style-name="P9">C’est pourquoi Herder, en tant que philosophe de l’histoire, choisit une autre voie : <text:span text:style-name="T15">saisir le chaos des relations causales, inaccessibles à la science naturelle, dans leur forme vivante et concrète</text:span>, et y déceler le rôle du milieu comme <text:span text:style-name="T15">moment constitutif de la structure de la vie</text:span>. C’est là précisément l’interprétation de la nature vivante.</text:p>
      <text:p text:style-name="P9">このヘルデルの見当はまことに正しいと言ってよい。しかし彼はそれを自然科学的方法に対する精神科学的方法の相違として把捉したわけではなかった。従って彼は己れの用うる「自然」の概念が自然科学の対象としての自然と異なることを力説しながら、その区別を徹底させることができなかったのである。だから彼によれば、自然の生ける神秘は、自然科学的な認識によって明らかにされ得るものなのである。ただ我々の認識がいまだそこまで達していないゆえに、未来に徐々に認識され得るであろうところのものを、今は直覚的方法によって解釈するのである。かかる考えによって彼は結局自然科学の対象たる自然に解釈の方法を適用するごとき誤謬に陥った。</text:p>
      <text:p text:style-name="P9">たとえば「空気」は、寒さ暑さによって我々に影響するのみならず、また我々に知られざる種々の力の貯蔵所である。空気中には電流が流れている。しかし我々の体がそれといかに関係するかをまだ我々は知らない。我々は空気を吸って生きている。が、我々はその中にある生命の糧かてが何であるかをいまだ知らない。ある地方の空気は種々の病毒を持ち、他の地方の空気は健康をもたらす力を持つ。しかし我々はそれが何のゆえであるかを知らぬ。等々。しかもこの知られない一切の力が空気中に存し、そうして生きている。それが空気の秘密である。かくて空気は、その秘密のいまだ認識せられない「生けるもの」として、その生ける資格において取り扱われる。</text:p>
      <text:p text:style-name="P1"><text:soft-page-break/>Cette intuition de Herder est fondamentalement juste. Toutefois, il n’a pas saisi cette démarche comme une différence radicale entre une méthode des sciences de la nature et une méthode des sciences de l’esprit. Aussi, bien qu’il insiste vivement sur le fait que son concept de « nature » diffère de celui des sciences naturelles, il n’a pas pu pousser cette distinction jusqu’à son terme. Selon lui, le mystère vivant de la nature pourrait, en principe, être révélé par la connaissance scientifique ; simplement, notre entendement n’y est pas encore parvenu, et c’est pourquoi, pour l’instant, nous devons recourir à une interprétation intuitive. C’est sous l’effet de cette conception qu’il tombe finalement dans l’erreur de <text:span text:style-name="T15">projeter une méthode d’interprétation sur la nature telle que la conçoivent les sciences naturelles</text:span>.</text:p>
      <text:p text:style-name="P1">Par exemple, l’« air » n’exerce pas seulement sur nous une influence par le froid ou la chaleur ; c’est aussi un réservoir de forces diverses que nous ne connaissons pas. Des courants électriques circulent dans l’air, mais nous ignorons encore comment ils interagissent avec notre corps. Nous respirons l’air pour vivre, mais nous ne savons pas encore quelle est en lui la substance vitale. L’air d’un certain lieu porte diverses maladies, tandis que celui d’un autre lieu favorise la santé — sans que nous en connaissions la raison. Toutes ces forces inconnues existent et vivent dans l’air : c’est là son mystère. Ainsi, l’air est traité comme un être vivant, en vertu même de ce mystère encore inaccessible à la connaissance.</text:p>
      <text:p text:style-name="P10">この際彼は、彼のいう所の秘密がいかに発見されて行っても、たとえば空気中の生命の糧は酸素であり、空気中の病毒と言われるものはマラリアの蚊の仕事であったというごときことが明らかにされて行っても、それが自然科学的立場での仕事である限り、人間の精神の風土学に寄与するものではないということ、従って空気を生けるものとして取り扱うというごときことが彼の本来の目標とは合致しないということを理解していなかったのである。しかし彼が自ら理解せずしてしかも実際に遂行した空気の取り扱い方は、空気が単に客体的な対象ではなくして、人間が己れの生をそこにおいて見いだすものにほかならぬことを示している。空気が生けるものとなったのは人間が空気において己れの生を見いだすからなのである。空気の秘密とは実は人間の生の秘密であった。</text:p>
      <text:p text:style-name="P10"><text:soft-page-break/>空気について言える事は、水、日光、土地の形・性質、その土地の動植物、産物、食料や飲料、生活の仕方、働き方、着物、娯楽の仕方、その他種々の文化的産物の一切について言うことができる。それらはすべての人間の生の開示として、「<text:span text:style-name="T10">風土の絵</text:span>」を形成する。風土はこれらの一切を含む日常生活の全体の姿から見いだされねばならぬ。「風土は、ある国土に根ざした民族においては、その風俗や生活の仕方の全体の姿において見いだされ得るところの、微妙な素質を作り出す。それは非常に表示し難い、特に一々離しては到底現わし得られぬものである。」（do., II, S. 84.）</text:p>
      <text:p text:style-name="P1">Mais Herder ne comprend pas que, même si ce mystère était progressivement levé — si l’on découvrait, par exemple, que la substance vitale de l’air est l’oxygène, ou que les virus aériens sont en réalité transmis par les moustiques du paludisme — ces découvertes, tant qu’elles resteraient du domaine des sciences naturelles, <text:span text:style-name="T15">ne contribueraient en rien à la géographie de l’esprit humain</text:span>. Il ne voit pas que traiter l’air comme un être vivant n’est cohérent avec son objectif fondamental que si l’on comprend que <text:span text:style-name="T15">l’air devient vivant parce que l’homme y reconnaît sa propre vie</text:span>. Le mystère de l’air, en réalité, n’est autre que le mystère de la vie humaine.</text:p>
      <text:p text:style-name="P1">Ce que l’on dit de l’air vaut également pour l’eau, la lumière du soleil, la forme et la nature du sol, les animaux et les plantes locales, les produits, les aliments, les boissons, les modes de vie, de travail, les vêtements, les divertissements, et tous les autres produits culturels. Chacun de ces éléments est une <text:span text:style-name="T15">manifestation de la vie humaine</text:span>, et ensemble, ils forment le « <text:span text:style-name="T15">tableau du milieu</text:span> ». Le milieu ne peut être saisi qu’à partir de l’ensemble de la vie quotidienne, dans sa totalité. « Dans un peuple ancré dans un territoire donné, le milieu crée une qualité subtile qui se révèle dans l’ensemble de ses coutumes et de son mode de vie. Cette qualité est extrêmement difficile à exprimer, et absolument impossible à décrire en la décomposant en éléments séparés. » (<text:span text:style-name="T7">Ibid</text:span>., II, p. 84.)</text:p>
      <text:p text:style-name="P3">Translate in french</text:p>
      <text:p text:style-name="P11">かかる見地からヘルデルは人間の精神の風土的な構造を明らかにしようとした。まず第一には、人の感覚が風土的である。人がその日常<text:soft-page-break/>生活において出合うものの特性は、同時に感覚の特性になる。たとえば「味覚」について言うと、水が乏しく植物も少ない土地において、かかる環境から食物をもぎ取るというごとき烈しい生活をしている国民にあっては、食物はただ食欲を充たし饑う　えを脱れ得れば足るものとして、味を問わず種類を問わずただ貪り食われるがゆえに、味についての繊細な感覚のごときはほとんど発達しておらない。しかるに豊かな恵まれた地方において自由に好むものを食し得る国民は、饑餓の脅威を受けないがゆえに、食欲において恬淡であり、また小食であり、同時に厳密に種類をえらぶ。いい油、いい匂い、いい味、色合いのよさ、というごときものが見いだされる。そこできわめて刺激的な食物を欲するとともにまた水の味をも味わい分けるというような繊細な味覚が発達する。同様に皮膚の「触覚」においても、ほとんど無感覚に近い国民から最も鋭敏に感ずる国民に至るまで風土的にさまざまの相違がある。「視覚」や「聴覚」も同様である。広漠たる平原や沙漠に生きる民族は、ヨーロッパ人が何物をも見得ないほど遠方の煙を見、物音を聞くことができる。明るい光の国土では視覚が繊細に発達し、暗い陰鬱な国土では聴覚が鋭敏に発達する。そこでヘルデルはいう、「種々の地方や異なった生活の仕方における人の感覚を観察すればするほど、自然があらゆる所においていかに恵み深いかが見いだされる。ある官能が満足され得ないところでは、自然はそれを刺激せずして静かに眠らせておくのである。また自然が官能を開いたところでは、それを満足させる手段もともに与えられている。」（do., II., S. 116.）</text:p>
      <text:p text:style-name="P1">第二には、想像力が風土的である。すべての感性的民族はその国土において感受せるもののほかは表象や概念になし得ない。従って表象の仕方、把捉の仕方において風土的に限定せられている。それがさらに想像力を限定するのである。のみならず想像力は伝承の力に強く影響せられる。子供は言い伝えられた伝説を熱心に聞き、そこに彼らの現在見ているものが説明されたことを感ずる。この場合それぞれの民族の生活の仕方と精神とが力強く子供の心に浸み込むことは言うまでもない。羊飼いは漁夫と異なった眼で自然を見、異なった仕方で想像の世界を作り上げる。暑い国の人にはサンタ・クローズを作り上げることはできない。</text:p>
      <text:p text:style-name="P1"><text:soft-page-break/>第三には、実践的な理解が風土的である。それは生活の仕方の必要から生じ、民族の精神、伝承、習慣を反映する。人々が果実を取り、獣を狩り、魚を捕え、家畜を養い、穀物を植えることによって生活する場合、彼らはこれらの物との交渉においてすでにそれらを理解しているのである。この理解がなければ彼らは餓えなくてはならぬ。ところでこの理解は、それぞれの相手に従って異なっている。同一の相手が風土的に異なるのみならず、いずれの物を相手とするかが風土的に決定せられているのである。そこで遊牧の民は家畜とともに生き、家畜からその実践的な理解を発展させる。そうしてその遊牧の生活そのものから自由の自覚を発生せしめる。それに対して農業の生活は、「我れのもの」「汝のもの」を発見させ、人々を土地に縛りつける。従ってこの生活からは自由は自覚せられない。そこに恐るべき専制主義と奴隷制との発展し来たるゆえんがある。</text:p>
      <text:p text:style-name="P1">第四には、感情や衝動が風土的である。それらは人間生活の状態とその組織とによって規定せられている。特に重大なのは人と人とを結びつける愛情である。男女の婚期は風土によって異なっている。それは男女の愛をそれぞれに異なったものたらしめる。女の取り扱い方、特に女を享楽の手段とするかあるいは人格として尊重するかというごとき相違は、多く風土にもとづいている。古いドイツ人が女の美しい性質、怜悧、貞節、勇敢、信実などを認めたのはその一例である。友愛もまたその結合の仕方において風土的に異なっている。</text:p>
      <text:p text:style-name="P1">最後に幸福もまた風土的である。幸福はヘルデルにとって特に重要な概念であるが、彼においては文明あるいは文化は必ずしも幸福を意味しない。ただ素樸な、健やかな生の歓びこそ、真の幸福なのである。「肉体の健康」「感覚の健やかな使用、生の現実に際しての潑剌とした理解、活発な想起・すばやき決断・よき結果などを伴える強き注意力」「我々の生を愛と喜びとによって充たす静かな感情」「これらによって、生ける者はその生を歓ぶのである。彼は何のために存在するかを問わない。彼の存在が彼には目的であり、目的はその存在そのものである。」（do., II, S. 163-167.）ここにヘルデルは彼独特の人道（Humanität）の観念を明示する。人が何人をも支配せず、また何人にも支配せられず、自及び他に対して幸福であれと思う、それが人道である。かかる人道の見地よりすれば、上記のごとき健やかな存<text:soft-page-break/>在の理解の代わりに種々の小面倒な学問や綱渡り的な技術を発達させることは、——あるいは静かな愛の感情の代わりに技巧的な意志規定を自覚することは、人々を毫も幸福たらしめず従って人道に寄与するところがない。「静かな喜びをもって妻子を慈いつくしみ、己れの部族に対しても己れの生に対してもただ控え目に働く、——そういう野蛮人の方が人類愛に興奮する人々よりも一層真実な人間だと思う。人類愛などと言っても、単なる名に過ぎない人類の影に有頂天になっているのであり、そういう愛に生きる人は現実の人ではなくて教養ある影（gebildete Schatte）なのである。」（do., S. 170.）かかる見地からは国家もまた重大でない。大きい国家において一人の王冠をつけたばか者が栄えるために多数の者が餓え、圧抑され、殺されるというごとき状態よりも、国家なくしてすべての人が静かな生を楽しむ小さい団体の方が、はるかに人道に合する。「父と母、夫と妻、子供と兄弟、友だちと仲間——これが我々を幸福ならしめる自然の関係である。国家が我々に与え得るものは人為的な道具であるが、しかしそれは一層本質的なものを、すなわち我々自身を、奪い取ってしまう。」（do., S. 172.）かかる立場からしてヘルデルは、全世界を荒らし回っているヨーロッパ人に警告する。ヨーロッパ人の「幸福」の観念をもって他の国土の住民の幸福を量ってはならない。ヨーロッパ人は幸福という点において決して最も進歩しているもの、あるいは模範となるべきものではない。ただヨーロッパ特有の一つの類型を示しているに過ぎないのである。世界の各地方には、人道の見地から見て決してヨーロッパに劣らない幸福が、それぞれの土地の姿において存している。すなわち幸福は風土的なのである。</text:p>
      <text:p text:style-name="P1">ヘルデルの風土学の内容は大体右の通りである。彼はさらに進んで言語、芸術、学問の問題に立ち入って行くが、しかしこれらの問題は風土的には取り扱わなかった。</text:p>
      <text:p text:style-name="P1">以上によって明らかなように、ヘルデルの「精神の風土学」は、自然と精神とを区別しない自然の概念にもとづいて、個々の国民の価値・個性を極端に力説したものである。ここに彼がドイツ観念論の歴史哲学に対峙して持つところの特殊な意義が存する。まず第一にはその解釈の方法である。彼はそれを方法的自覚においてよりもむしろその詩人哲学者としての警抜な才能によって実現した。彼が歴史におい<text:soft-page-break/>て求めたものは、人類のさまざまなる生の表現の直観である。特殊的なるものを生ける個別者たらしめるところの特性的なるもの、全然個性的な形成、——それらの生ける全体を把捉するのが彼の目標であった。第二には国民の個性の尊重である。彼にあっては国民はそれ自身の特殊性において独自の意義を持ち、人道の実現として完成せるものたり得るのである。だから個々の国民の姿をば、人類の究極目的への発展の単なる一過程として、ただ前後継起の秩序においてのみ見るのは、彼の極力排斥するところであった。それは並在の秩序において把捉せられなくてはならない。従って彼は、（一）弁証法的運動におけるごとく生起を主導的に見る立場に対して、静的な、美しい、生の「有の秩序」を見ようとする。（二）国民をその劇的動作において見る立場に対して、彫刻的に、あらゆる方向から状態的恒常的なものをその静的構造においてながめようとする。（三）究極目的の見地が国民の間に優劣を見、あるいは特定の国民を世界精神の意志の道具（すなわち選民）と見るに対して、個々の民族の個性を平等に尊重する。かくして国民は、その歴史的な業績においてよりも、特殊な唯一的な仕方で実現した特殊な生の価値において、すなわち国民性の実現としての生の価値において、世界史の対象とせられる。</text:p>
      <text:p text:style-name="P1">かくのごときヘルデルの歴史哲学に対していち早くその弱点を指摘したのはカントであった。（Rezensionen von Herders Ideen zur Philosophie der Geschichte der Menschheit, 1785.）これはまずヘルデルの方からカントに当たり散らしたゆえでもある。カントはちょうど認識批判の仕事を終えて、倫理学への移り行きとして、歴史哲学の問題を考えていたところであった。この鋭い方法論者が昔の聴講生であったヘルデルに方法への反省を促したのである。まず前掲の第一の特徴に対しては、ヘルデルの方法論が学的でないことを指摘する。「概念規定における論理的な正確や、原則の注意深い区別・保持ではなくして、一所に永く留まらない理解力に富んだ観察、アナロギーの発見に満足する敏感な智慧。しかもそれを用いる場合には、大胆な想像力が、わからない対象を感情や感受で受け取る巧みさと結びついて、働いているのである。」（WW., Cass. Ausg., IV, S. 179.）「表現を活気あらしめている詩人的精神が、時々著者の哲学に食い入って、同義語を説明に代わらせ、比喩を真理とする。哲学の領域か<text:soft-page-break/>らいつか詩の国に移行するゆえに、両者の限界や領分が全然乱されている。」（do., S. 195.）これは批判哲学者カントとしては誠にもっともな批判であるが、しかしヘルデルの取り扱おうとした世界がちょうどカントの見落とした対象界すなわち歴史的世界であったということも考えてみなくてはならぬ。カッシーラーも言っているように（XI, S. 245.）ヘルデルにはその概念の欠乏にもかかわらず大きい全体直観がある。だからこの詩人哲学者が直観より直接に概念へ、概念より直観へというふうに移行しているその考え方の内にも、カントに見られない具体的な理解は存しているのである。カント以後具体的な現実、個性的な現実の解決が問題となり来たるとともに、歴史的世界の理解の問題は方法論的にも頭を擡もたげざるを得なかった。その萌芽がここに見られるのである。</text:p>
      <text:p text:style-name="P1">第二の特徴については、カントはちょうどここに己れの立場の相反者を見いだしたのであった。カントの歴史哲学は彼の目的論の体系に属するものであって、第二・第三批判において充分に基礎づけられるのであるが、しかし如上のヘルデル批判や少しくそれに先立つ歴史哲学的小論文（Idee zu einer allgemeinen Geschichte in Weltbürgerlicher Absicht, 1784. Beantwortung der Frage: Was ist Aufklärung? 1784.）において、彼はそれまで動いていた「有」の領域から「当とう為い　」の領域へ移ったことを明らかに示している。彼によれば厳密な意味における「歴史」は、出来事の一定の系列をただその時間的な継起あるいは因果連関において把捉するに留まらず、それらを内在的目的の観念的統一に関係させる時初めて成立するのである。自然法則の妥当性は、所与の自然が法則を持つのでなく法則の概念が初めて自然を構成するという洞察によって示された。それと同じく「歴史」もまた、既定の事実や出来事があとから意味や目的を持ってくるのでなく、かかる意味・目的を前提とすることにおいて初めて可能となるのである。ところで歴史は単なる出来事の系列ではなく、「行為」の系列において成立する。しかるに行為は「自由」の地盤において行なわれるのである。しからば歴史哲学の原理は倫理学の内に求められるほかはない。かかる立場においてカントは初めて「歴史」を見いだした。「人類の精神的・歴史的な発展は、自由の思想の深化・発達にほかならぬ。」自己解放の過程、自然的束縛から自律的意<text:soft-page-break/>識への進展、それが出来事の真の意義である。かかる歴史観がようやく内に熟しつつあったカントは、ヘルデルにおける「並在の秩序」に対して「前後継起の秩序」を強調し、人間の状態の価値ではなくして究極目的に規定せられるその存在自身の価値、従って人類の不断の進歩を主張せざるを得なかった。これもまたきわめて当然の主張である。特にこの対立の背後にはカントの倫理的原理とヘルデルのそれとの対立がある。すなわち人間の全体的規定と幸福との対立が。この点においてヘルデルの幸福原理が到底カントに敵し得ないものであることは言うを要しない。彼が最も人道的な幸福として掲げるものはカントのいわゆる人間性の原理なくしては不可能なものなのである。しかしながらかくカントの主張が正しいということは、直ちに並在の秩序の排斥を是認せしめるものではない。この排斥が必要なのは、人においてただ理性者としての本質をのみ見、その個性、性格、自然的素質というごときものをすべて偶然事として捨て去る彼の立場のゆえである。だから彼においては「人類の性格」とは人が理性者であるという最も普遍的な規定をさすのであって、個別者の特殊の個性を意味するのではない。ここがちょうどドイツ浪漫派の思想家たちのカントを離れた急所であった。しかしカント自身においても個性の捨離は幾いく何ばくかの不斉合をもたらしていると考えられる。彼は「世界市民的見地における普遍史の構想」の中で言っている。「生物のあらゆる自然的素質は一度は充分に合目的的に発展すべきよう規定せられている」のであり、そうしてそれは「隠されたる自然の計画」によって導かれているのである。しからば並在する種々の国民の自然的素質の相違というごとき個性の問題も、何らか自然目的にもとづくものと考えざるを得ないではなかろうか。この書における自然目的が「摂理」あるいは「世界の創造主」を言い換えたものに過ぎぬことはしばしば論ぜられているところであるが、もしそうであるならば、神は何ゆえにさまざまの地方とさまざまの風土とさまざまの特殊民族とを作ったかが問われねばならぬ。彼は後にはかかる自然目的を摂理から引き離し、道徳的主体としての人の見地から与えられるところの「自然全体の合目的性」として意義づけたが、しかし前掲の『構想』においては、「自然」は人類に理性や自由意志を与えたものであり、また人類がその動物的な有り方を超える一切の所行を全然自発的に行なうよう<text:soft-page-break/>に欲したものなのである。自然がかく与えまた欲するものであるならば、ある国民には道徳的努力を刺激するような環境を与え、他の国民には義務と傾向性とが調和しやすいような環境を与えるということも、単なる偶然とは考えられない。自然は風土的な相違を欲し、従ってそれによる個性の相違を欲したのである。言いかえれば人間の道が種々の形態において実現せられることを欲したのである。それならばヘルデルのいわゆる「並在の秩序」もまた自然の目的として承認せられなくてはならないであろう。風土的特性と人類史の使命とは離して考えることができぬのである。</text:p>
      <text:h text:style-name="Heading_20_2" text:outline-level="2">三　ヘーゲルの風土哲学</text:h>
      <text:p text:style-name="P1">カントの道徳的史観は「出来事」の深き意義を指示したものとしてドイツ観念論に強い影響を与えたものであるが、しかしヘルデルの力説した「並在の秩序」もまた、種々な形に生き残って、全然消え去りはしなかった。フィヒテにおいては国民の個性の力説として、シェリングにおいては生ける自然や価値の完成の主張として、さらにヘーゲルにおいては精神の現われであるところの自然の特殊性が民族の文化的形成に貢献することの承認として、それぞれこの問題への関係を保っている。</text:p>
      <text:p text:style-name="P1">フィヒテはその歴史観の根柢においてはカントを継承する人である。彼においても歴史の究極目的は理性の自由にほかならない。しかしカントが価値の普遍性をのみ重んじ、特殊をその事例としか見ないのに対して、フィヒテは、理論的に根拠づける事のできない、ただ直接の感じによってのみ知られるような、個々の価値個性を力説するに至った。価値全体性としての全体者は、ただ個々の価値個性において、またそれを通じてのみ現われるのである。国民はまさにかかる価値個性として、個人をその成員とする全体者であるとともに、またそれ自身人類としての全体者の一成員である。カントにおいては個人は孤立せる一見本として抽象的普遍に対立したが、ここでは個人の上に「真に現実的な全体個性、真の具体的普遍」が見いだされた。フィヒテが『ドイツ国民に告ぐ』（Reden an die deutsche Nation）において力説したのは、このような国民の個性なのである。「精神的自然<text:soft-page-break/>は、人類の本質をばただ極度に多様な度合いにおいて、個別者に、また全体的な個別性に、すなわち種々の民族に、現わすのである。……この国民の特性は、己れの眼には見えないものであるが、しかしそれによって国民が根源的な生の源泉と絡つながるのであって、そこにのみ国民の現在及び将来の品位、徳、業績が保証せられる。もしこの特性が混合や摩擦によって鈍らされるならば、その国民は精神的自然から離れて行くのである。」（Lask, Ges. Schr., I, S. 266.）すなわち国民の生命はその特性である。国民は神的なるものの自己開展におけるある特殊な法則の下に立っている。この特殊な法則をともにすることが、永遠の世界において、従ってまた時間的な世界において、人間の群れを一つの自然的な緊密な全体に結合させる。またこの根源的なものの発展の法則が、一つの民族の国民性と呼ばるるものを徹頭徹尾規定するのである。（Fichte, Schriften, VII, S. 381.）かかる法則は、それがあるということはわかるが、しかしその下に立っている個人には決して概念的に明らかにされ得るものでない。国民あるいは民族がその統一を自覚するのは「歴史」によってである。共同の行動や苦悩、すなわち、支配者、土地、戦争、勝利、敗北等を共同にすること、それが人間の群れを民族として自覚させる。しかしこれなき場合にも、ドイツ民族のごとく、形而上的存在の力によって民族の統一の概念を保ったものもある。これはドイツの国民性の著しい特徴とせられている。しからば民族の特性は超歴史的の意義を持つことになるであろう。それは歴史的展開の内に具体化せられるが、しかしそれ自身の根拠を形而上的な精神的自然の内に有しているのである。フィヒテ自身はこれを風土として理解していないが、しかし我々の風土の問題はまさに形而上的な精神的自然の内に、従って彼自身のいわゆる「神的なるものの特殊法則」として、存するのである。</text:p>
      <text:p text:style-name="P1">シェリングにおいては、彼を超越論哲学から引き離して直接の直観へ導いたのは、価値個性ではなくしてまさに自然であった。カントの第三批判における自然と自由との統一から出発した彼は、「生産せられたもの」としての自然ではなくして「生産性」としての自然を見いだしたのである。自然を客観として生産するフィヒテの自我が、今やこの生ける自然に移され、主体としての自然になる。従って自然は精神なのである。合目的者においては形式と実質、概念と直観とは融け<text:soft-page-break/>合ってしまう。これこそ観念的なるものと実在的なるものとが絶対的に合一するところの精神の性格である。だからあらゆる有機体には何らか象徴的なものがある。あらゆる植物はいわば心霊の込み入った姿である。我々の眼前に日常起こっていることは、明らかに自然の生産力が合目的的に形成しつつあることを示している。「生」とはこの「現象における自律」である。通例の自然の見方においては、個々の分離した物的要素が機械的に結合されて一つの体系をなすと考えられるが、しかしこのような自然は全然人工的なものであって実在的なものではない。真の現実は「生」であり「生産性」である。それは直接の直観において、すなわち生自身の内的統一において、明らかにされる。「我々」が自然を知るのではなくして、「自然」の方が先なのである。自然の内にある個々のものはすでにあらかじめ全体者によって、すなわち自然一般の理念によって、規定せられている。この理念は課題、要求というごときものではない。それは創造的な力、形成の原理であって、生自身において己れを現わす。人が物を分別し反省して認識する以前に彼自身の自然を了解しているのは、彼が自然と同一だからである。このような了解は、純粋直観あるいは創造的想像力がすでに古くより発明しているところの象徴的言語において、明らかに示されている。我々が自然を反省的に考える度を少なくすればするほど、自然は一層わかりよく我々に話してくれる。このような「生ける自然」の概念は、ヘルデルのそれにはなはだ近いと言ってよいであろう。たといシェリングの主たる関心が、かかる自然における生の段階系列を自由への徐々たる近寄りとして前後継起の秩序において見るにあったとしても、なお彼がヘルデルの流れを汲んでかかる生の形成に「芸術的な完成」を認めたこと、すなわち一切の有をただ自由への進歩の通路として暫定的なものとのみ見ず、完成せるものがいかなる時にも出現し得ることを認めた点において、並在の秩序への若干のつながりを示しているように思われる。もしこの自然哲学を前述の価値の問題と結合したならば、そこにヘルデルの「精神の風土学」を新しく押し進める道が開けるであろう。</text:p>
      <text:p text:style-name="P1">ヘーゲルはまさにこの結合を示しているのである。たといそれがある程度のことに過ぎなかったとしても。</text:p>
      <text:p text:style-name="P1">若きころのヘーゲルの主たる関心は「歴史」であった。そうしてそ<text:soft-page-break/>のころの民族宗教に関する論文のごときは、明らかにヘルデルの精神において書かれている。（Nohl, Hegels theologische Jugendschriften, S. 3 ff.; Dilthey, Schriften, IV, S. 28 ff.）が、やがて彼の側では彼よりも若いシェリングの華やかな仕事が始まる。悟性的な範はん疇ちゅうに反抗して直観の権利を主張し、物理的世界を精神的なるものの現われとして説くのである。この影響の下にヘーゲルの神秘的汎神論とも呼ばるべき根本思想が成立した。二人の交際は体系形成の時期において一層意味深いものになる。「自然」から出発したシェリングと「歴史」から出発したヘーゲルとは、世界全体性の認識という一点において出合い、相ともに助けて知的直観の体系を形成したのである。このような歴史的背景を持つヘーゲルの歴史哲学が、「発展」を中心思想としながらも自然規定性を軽視しなかったのは、当然の事と言ってよい。</text:p>
      <text:p text:style-name="P1">ヘーゲルの体系は彼自身の探求の旅を反映している。初め歴史的現実から出発した彼は、この現実の根柢に存する理法へと迫って行った。そうしてそれが把捉せられた時に、これを抽象的一般的な論理として仕上げた。そこで次にはかかる論理が自然や歴史を通じていかに己れを実現して行くかの段階をたどることになる。『エンチュクロペディー』における体系がそれである。従って彼の論理学が「思惟の根本形式」を示すとともにまた「現実の構造」を——すなわち絶対的精神が己れを有限性の内に実現する規定の連関を——示しているとせられるのも、ゆえなきことではない。歴史的現実としての己れを展開し来たる論理は、もと歴史的現実の理法として見いだされたものだったのである。しかしもしこの体系的連関を無視して単に思惟の根本形式に過ぎない論理学が、すなわち絶対的理念に朝ちょう宗そうするところの観念の体系が、それ自身の規定に従って、まず他者として自然になり、さらに己れに還って精神となると考えるならば、論理的関係そのものがすでに自然や精神における個性化への進行を含まなくてはならなくなる。思惟が現実を産み出すというふうに解せられるのは、右のごとき考えにもとづくのである。我々はヘーゲルの考えがそうであったとは思わぬ。ヘーゲルにおける「精神」は、観念として己れを自覚するとともにまた己れを客体化して自然となり、さらにこの自然において己れを実現しつつ文化を形成して行くような、主体的なるもので<text:soft-page-break/>ある。だから思惟や観念も精神には違いないが、それだけが精神なのではない。物質もまた精神なのである。論理はこのような精神の働き方なのであって、単なる思惟形式ではない。かかる意味において論理は精神の働きであるところの現実の構造を示すのである。</text:p>
      <text:p text:style-name="P1">ヘーゲルの歴史哲学は右のごとき体系において一定の場所を占めている。すなわち精神の発展の第三段階たる精神哲学の中の、さらに第二段階としての客観的精神の内で、その第三段階たる人倫の中のさらに第三段階なのである。歴史は彼においても「自由への発展」にほかならぬが、しかしそれは同時に「精神の自覚」であり、そうしてこの自覚は外面性における実現という契機を欠くことができない。だから歴史はそれ自身すでに幾層もの外面化とその克服とを含んでいるのである。絶対的理念を頂上とする概念が、「自然」において己れの完全な外的客観性を持った後に、この自己外化を止揚して己れ自身に還かえった時、それは精神と呼ばれる。しかるに精神の本性は自己示現、自己啓示である。そうしてこの自己啓示は精神の客観性の定立すなわち自然を彼の世界として定立することにほかならない。だから精神の第一段階たる主観的精神のさらに第一段階たる「心」は、まず第一に直接の自然規定性において現われるのである。すなわちそれは、その全体性において「地理的な部分世界」の自然を表現し、従って人種の相違を形作るところの、特殊な自然精神として、分かれて現われている。この相違は自然の「偶然性」の中に入り込み地方精神とも呼ぶべき特殊者になる。そうして諸民族の外面的な生活の仕方、働き方、体格、素質、さらに内面的な知的及び倫理的の傾向、性能、などの内に現われる。このような地方的精神を直接態として、そこから主観的精神の論理的発展が説かれるのである。（Encyklopädie, § 299-§ 312.）</text:p>
      <text:p text:style-name="P1">同様に客観的精神の第三段階たる人倫的精神においても、人倫的精神それ自身は個々の特殊な民族においてその現実性を持っている。個々の民族の全体性は直接的な自然性を現わす。それが地理的及び風土的規定である。かく規定された民族はそれぞれの精神生活の特殊な発展段階において存在し、その段階の中でのみ己れを把捉する。そこで人倫的精神が、「並在」及び「前後継起」の秩序における一定の規定の下に、個々の個体として自己を現わしたもの、それが民族だとい<text:soft-page-break/>うことになる。言い換えればそれは「特殊な民族としての精神」なのである。このような特定の民族精神はその特殊原理に規定された彼自身の現実の発展、すなわち「歴史」を持つのであるが、しかしそれは限定された精神であるというまさにその理由によって、普遍的な世界史に移って行く。そうして世界史においての、すなわち精神が世界精神になって行く所行においての、さらに言い換えれば人倫的実体が個々の民族としての特殊性から己れを解放する運動においての、一つの契機、段階となるのである。（do., § 442-§ 449.）</text:p>
      <text:p text:style-name="P1">かくのごとく精神は、その特殊性においてあるがゆえに個々の民族として現実的なのであり、この現実的な民族精神を契機とするがゆえに精神の発展があり得るのである。しからばこの特殊性は、精神の発展において克服さるべきものであるとともに、またその発展を可能にするものでなくてはならない。その意味においてこの特殊性は必須のものである。さらにそれが地理的・風土的に規定せられているとすれば、この規定性もまた必須のものでなくてはならない。しからば民族精神の内に止揚せられた契機として含まれている地方的精神もまた「偶然的」ではなくて「必然的」でなくてはならぬであろう。そこでもし「心」の風土的規定性が「必然的」として認められるということになれば、『エンチュクロペディー』における精神現象学は風土的な色彩を帯びなくてはならなかったのである。</text:p>
      <text:p text:style-name="P1">ヘーゲルの『歴史哲学』の序論に含まれている「世界史の地理的根柢」（Geographische Grundlage der Weltgeschichte）は、よほどそれに近いことを言っている。「人倫的全体（すなわち人倫的精神）の普遍性、あるいはその個々の行為する個性から見るならば、民族精神の自然連関は確かに外面的である。しかしこの自然連関は精神がそれにおいて動くところの地盤と見られなくてはならない。従って本質必然的に根柢をなすのである。精神の理念は、現実的に存在する民族としてのさまざまな外的な姿において、世界史の内に現実に現われる。この現実的な存在の側面は、自然物の有と同じく、時間の内にあるとともに空間の内にあるのである。世界史的な民族が背負っている「特殊原理」は、同時に自然規定性として彼自身の内にある。かかる自然性の姿に己れを現わすところの精神は、その特殊な姿を別々に（auseinander）並べている。なぜなら個別は自然性の形式であるか<text:soft-page-break/>ら。このような自然の相違は、精神が己れを展開する特殊な可能性と見らるべきものであってそこに地理的根柢を与えるのである。我々が念とするのは、土地をば「外面的な地方」として知ることではなく、かかる土地の子としての民族の性格・類型と精密に連関せる「地方の自然型」（Naturtypus der Lokalität）を知ることである。民族の性格はまさしくその民族が世界史に歩み入りそこで地位を得るその仕方にほかならない。」（WW., IX, S. 98 f.）ここに我々は「精神の風土学」の立派なプログラムを見いだすと言えないであろうか。「精神が己れを展開する特殊な可能性」としての「自然の相違」は、もはや決して「偶然性」ではない。民族の性格がその地方の自然類型と連関しつつ同時にその民族の世界史における働き方を決定するとすれば、自然類型の意義はまさに本質必然的である。もちろんヘーゲルが上記の文のすぐあとで言ったように、「柔らかいイオニアの空はホメーロスの詩の優美さに多くを寄与したが、しかしそれのみではホメーロスを産み出すことはできぬ。」しかし精神がこの芸術を産み出したときに、この芸術にあのような特殊な姿を与えたのは、自然類型なのである。ヘーゲルもその点は明白に認めている。自然は人間の一切の自己解放の運動の最初の立脚点として、その文化産物の特殊性を規定する。自然があまりに優勢である時には、かかる自然として己れを外化している精神をして、己れに還らしめないことさえもできるのである。（do., S. 121.）</text:p>
      <text:p text:style-name="P1">かかる見地からしてヘーゲルは、三つの自然類型を分けて、それを世界史の考察において常に働かせている。（一）広い草原や平地を持った水のない高原。（二）大河の貫流し灌かん漑がいする河谷の平野。移り行きの国土。（三）海と直接に関係する海岸の国土。（一）の高原においては遊牧の生活と族長政治とがあり、時に文化世界に対して強い刺激を与えるが、それ自身においては発展し得ない。（二）の平野には農業と大国家とが発達し、文化の中心地になる。所有、君主と奴僕の関係、などが著しい。（三）の海岸国土は、世界の連関を現わすようにできている。海ほどよく結びつけるものはない。そこで商業が発達する。が、また海は非規定的なもの、非限局的なもの、無限なもの、などの表象を与える。そこでそれを己れの内に感ずる人々は、限定を超えて外へ延び行く勇気を育て上げる。征服欲・冒険欲が<text:soft-page-break/>湧き上がってくる。とともに市民の自由が自覚されるのである。</text:p>
      <text:p text:style-name="P1">歴史は（一）の高原において始まり、（二）の平野において普遍的なるものへの反省に醒めざめ、（三）の海岸においてこの反省を発展せしめる。アジアには（一）の高原と（二）の平野とが結合して存し、ヨーロッパには（三）の海岸及び（一）（二）の融合して移り行きの温和な自然となったものが存する。地中海のギリシア、イタリア等は（三）であり、中欧・北欧は高原と河谷というごとき顕著な対立を有せざる、両者の中間である。そこで歴史の始まりや普遍者への反省の開始は、東洋においてのみ見られるのであり、西洋はただそれの発展をのみ引き受けたことになる。だから世界史は太陽の運行と同じく東から始まって西に終わると言われている。すなわち東洋ではただ一人の人が自由であることを知るのみであるが、ギリシア、ローマの世界では若干の人々が自覚し、ゲルマンの世界に至ってすべての人が自由を自覚する。これがヘーゲルの世界史の根本思想なのである。</text:p>
      <text:p text:style-name="P1">ヘーゲルの世界史が内容的に言ってもはや用うべからざるものであることは何人も異論のないところであろう。世界歴史の研究は彼の没後一世紀の間に迅速な発達を示しているからである。特に東洋のことに関しては彼の時代の欧州人ははなはだしく無知であった。それは何よりもよく彼自身のシナやインドに関する記述を見ればわかる。だから上記のごとき世界歴史の見方は、そのままではもはや何の意味もない。しかしながら彼が、世界史をあくまでも欧州文化の歴史と見る立場に立ちながら、しかも欧州以外に眼を放ってその自然類型を考えなくてはならなかったところに、我々は充分の意義を見いだし得るのである。もし彼にしてシナ文化やインド文化の充分な意義を理解し得るような時代にあったならば、彼はこれらの文化の地理的根柢についてさらに深く考えねばならなかったであろうし、またそこに取り出される自然類型の意義をもさらに深く反省しなくてはならなかったであろう。従って彼の掲げた自然類型を比較的効果薄きものたらしめたのは、世界史に対する彼の眼界の狭小のゆえであって、自然類型の意義が少ないからではない。彼は理論的には地理的根柢の意義を強く把捉していたが、しかしそれを現実によって充分に充実することができなかったのである。我々はヘーゲルのごとく欧州人を「選民」とする世界史を是認することができない。欧州人以外の諸国民を奴隷視するの<text:soft-page-break/>はすべての人の自由の実現ではない。世界史は風土的に異なる諸国民にそれぞれその場所を与え得なくてはならない。</text:p>
      <text:h text:style-name="Heading_20_2" text:outline-level="2">四　ヘーゲル以後の風土学</text:h>
      <text:p text:style-name="P1">ヘーゲル以後においてまず注目すべきはマルクスである。マルクスはヘーゲルにおける形而上学的・目的論的な形式を全然捨て去って、ただ論理学的・合理的な形式をのみ受けついだと言われている。言い換えれば方法を、弁証法を、ヘーゲルから得たのである。だからヘーゲルの精神哲学、特にその一部分たる歴史哲学はマルクスによって捨てられたものに属する。ヘーゲルにおいて「精神」が占めていた位置は、今や「物質的生産過程」あるいは「社会的生活過程」というごとき経済過程によって占められる。ヘーゲルにおいて精神の自己外化であった「自然」は、今や精神から切り離され、自然科学的対象としての自然に変容されてしまう。にもかかわらず、ヘーゲルの弁証法がその形而上学的な性格のゆえに持っていた魔力は決して捨てられてはいない。ヘーゲルはそれを最初歴史的現実の理法として見いだしたのであるが、マルクスの物質はまさにこの理法にもとづくところの物質なのであって、単なる自然科学的物質ではないのである。だからそれは精神から切り離されながらしかも精神が与えたところの活力を保持している。言い換えればそれは浪漫派の衣裳を自然科学の衣裳に脱ぎかえただけの「生ける自然」なのである。この点に注目すれば、マルクスがヘーゲルの「ブルジョア社会」の概念をそのまま取って用いているゆえんも容易に理解せられるであろう。</text:p>
      <text:p text:style-name="P1">このマルクスの風土に関する見解は、彼の「国民」に関する諸論文（Neue Rheinische Zeitung, 1848-49.）に見られる。彼は国民を定義して、土地、気候、種族等の特定の自然基底の上に、歴史的伝承、言語、性格の特徴、などを同じくしつつ、歴史的・社会的発展過程によって生じた大衆的形成体であるとする。ここに明白に自然基底と歴史的・社会的発展との二つの契機を認め、物質的生産過程が人間と自然との共働として自然に規定せられること、従って生産の仕方が地理的空間の自然的条件に依存することを承認している。しかしながらこの自然は、人間存在から引き離された時には、何ら歴史的発展に<text:soft-page-break/>関与することなきものである。ただそれが労働力及び技術と結合して経済過程の一要素となった時にのみ、それは史的発展に参与する。たとえば豊沃な風土はその豊かな天産物のゆえに貧ひん瘦そうな風土よりも多くの人口を養うであろう。しかし農業への発展はこの自然の条件が引き起こすのではなく、人間が農業を発明・習得した時にのみ起こるのである。従って豊沃な風土は技術的能力と結びついた時に初めてその特殊の影響を歴史に与える。かく見ればここに自然基底と言われるものが、人間の経済的存在の一契機にほかならぬことは明らかであろう。風土はかかる意味において物質的生産過程を規定するのである。</text:p>
      <text:p text:style-name="P1">しかしマルクスは考える。生産の仕方の進歩は漸次右のごとき風土的規定を脱して来た。資本主義産業に至ってはどこでも同じ形態であって、地方的限局はほとんどなくなる。そこで現代において重大なのは歴史的・社会的発展のみである。この考えはしばしば無批判的に信奉せられているが、しかし同じ機械を使っていればどこでも産業は同じであると考えるのは、機械も手工具も同様に道具であると考えるのと少しも変わりがない。それは誤謬であるとは言えないであろうが、しかしいささかも具体的な事態を理解させない。近代産業において、紡績業は何ゆえに特に英国において栄えたか。紡績には一定の湿度が必要であり、そうしてそれがちょうど英国の風土において見いだされるからである。日本が明治以後あらゆる近代産業を学び取ろうとした時、何ゆえに特に紡績業のみが長足の進歩をしたか。日本の湿度がよき条件だったからである。では何ゆえに綿の産地でありまた湿気を有するインドにおいて旺盛な発達を見ないか。インドにおける気温と湿気との結合が人体に堪え難いものだからである。しかしそれならば英国の紡績業と日本の紡績業とはいかなる風土的相違を持つであろうか。日本の湿気が英国のそれよりも烈しいということであろうか。それもあるかも知れぬ。しかし最も重大なのは社会の風土的特性としての家族生活の特殊形態である。日本の紡績職工は年ごろの娘によって形成せられている。それは家庭から出て来て、数年間働いて、また家庭へ帰って行く。この流れをちょっとせき止めさえすれば、任意に何パーセントかの職工を減ずることができる。またこの不断の流動は、賃金を高給にまで押し上げることがない。これを英国の紡績職工<text:soft-page-break/>に比すれば、全然別物であることがわかるであろう。後者は幾人もの家族を養う大の男が、長年の勤務によって熟練職工として高給を取っているのである。それらは容易に解雇することのできない、また能率を高めることを欲しない、強い力として経営者に対立する。しかもその能率は日本の小娘の半ばにも及ばないのである。かかる事態の下に紡績業は日本も英国も変わりがないなどと言えば、それは大噓になるであろう。</text:p>
      <text:p text:style-name="P1">我々はなお他のあらゆる近代産業の部門にわたって社会の風土的な特殊形態がいかに特異な性格を作り出すかを数え上げることができる。物質的生産過程における風土的規定は決して弱まってはいないのである。が、問題はそれに尽きない。なぜなら風土的規定の働く場所は物質的生産過程にのみ留まらないからである。風土的規定は人間存在の構造に属するがゆえにまた人間存在の全面にわたって働いている。それは階級の対立が激化したからといって消滅するようなものではない。日本が地理的に特殊な位置を持っているという単純な事実でさえも、対立せる両階級（？）に同一の烙らく印いんを押している。ブルジョアがアメリカを鵜う　吞の　みにすると全然同様にプロレタリアはロシアを鵜吞みにする。遠い離れたものを美化して見るという点において両者は共通であり、その点においてヨーロッパの諸国民の有せざる性格を共同的に持っているのである。同様に日本人の著しい敏感性、テンポの早い感情の動き、陰気さを印象する疲労性、などの特徴も、季節の移り変わりの烈しい日本の風土の表現であって、階級の別には関せない。これらのことは物質的生産過程にのみ着目する立場からは解くことができないであろう。</text:p>
      <text:p text:style-name="P1">しかしマルクス自身は自然基底に規定せられた国民的存在の深い根を知っていたように見える。なぜなら彼は、プロレタリアが政治的支配を獲得した後には、己れを国民的階級に高め、己れを国民に構成しなくてはならぬと言っているからである。同じ経済的境遇がプロレタリアからその国民的特性を洗い落としてしまったのであるなら、右のごとき言葉は全然無意義である。現在「国民」と呼ばれているものはブルジョアの独占であってプロレタリアを参与させぬ、ということと、プロレタリア自身にも国民的特性が存するということとは、同視せられてはならない。マルクスはその戦術上の必要から前者を主張し<text:soft-page-break/>つつ、内実は後者を承認していたのである。だからこそ、プロレタリア全体が国民を構成したとき、国民は真に国民になる、などと説き得たのである。しかし何ゆえにプロレタリアが国民を構成しなくてはならぬか。彼の答えは恐らく最初に掲げた国民の定義の外に出ないであろう。すなわち、答えは自然基底と社会的・歴史的発展との二つの契機のほかにない。</text:p>
      <text:p text:style-name="P1">マルクスについで注目すべきは、ヘルデルの考え方を大成して人文地理学を作り上げたと言われるラッツェル（Fr. Ratzel）である。その主要な著書は、</text:p>
      <text:p text:style-name="P1">Anthropogeographie, 1882-91, 2 Bde.; Bd. I in 2. Aufl. 1899.</text:p>
      <text:p text:style-name="P1">Völkerkunde, 1886-88, 3 Bde.; 2. Aufl. 1894, 2 Bde.</text:p>
      <text:p text:style-name="P1">Politische Geographie, 1897, 2. Aufl. 1903.</text:p>
      <text:p text:style-name="P1">Die Erde und das Leben, eine vergleichende Erdkunde, 1901-2.</text:p>
      <text:p text:style-name="P1">などであるが、これらを特徴づけているのは地理学を人間生活に密接に結びつけるという努力である。彼は国家とその領土との間の関係を追求して、この両者の関係が本来認められていたものよりもはるかに深いことを見いだした。従って国家はその発展のあらゆる段階において自然有機体と見られねばならぬ。もっとも単なる有機体としては不完全な状態に過ぎないのであって、より高い段階に至ればむしろすでに精神的・人倫的なものに化しているのであるが、しかし重大なことは国家がまず第一に領土及びそれに属する民衆の国家的組織であるという点である。「国家は人類の一片であるとともにまた組織せられた土地の一片である。」（Politische Geographie, S. 4.）このような考えの基礎理論としては、『生の空間』（Der Lebensraum, 1901.）を取るべきであろう。この書において彼は生物学的なる「生」と地球空間との連関を論じ、空間が単に一様の広がりというごときものではなくしてまさに生の空間であることを明らかにする。人々は生の転変には着目するが、その生の依存せる大地の転変を忘れている。しかし地球の表面は絶えず変わっているのである。たとえば気候帯、陸と海などの情勢は常に変化する。ところでこの変化は生と関係なき空間的変化というごときものではない。それは生の根柢、生の条件の変化<text:soft-page-break/>である。すなわち生の空間の変化である。一様の広がりとしての空間には変わりはないとしても、空間の内的性質は著しく変わってくる。その変化とともに新しい生の形式が生起する。かかる変化の内の最も重要なものは陸と水との連関である。すなわち湿潤、乾燥等の転変である。湿潤から生が生じ、乾燥は生を殺す。しかも我々の見渡し得る時間の範囲内において、地球が一様に水に覆われていたなどと考え得る理由は一つもない。いつも陸と水があり、その連関が変わっているのである。ところで「生」の特徴は運動であり、運動は空間征服である。樫が双ふた葉ば　を出す。それは空間的にひろがることにほかならぬ。さらに双葉は幾抱えもある大木に成長して行く。それは空間征服である。あらゆる生物の生はかくして発展して行く。嬰児は乳を求めて母の方へ動く、すなわち母の占める近接空間を獲得する。衣食住の活動はすべて空間征服である。かくして生物はすべて空間と結合せられているが、そのゆえにまた逆に空間が生に働きかける。生の空間は無数の特殊な、大小の、生の空間に分かたれている。そうしてそれに応じてそれぞれの生の形式が生起する。このような「生の空間」を考えたところにラッツェルの最も鋭い洞察が見られるであろう。しかし上述の概観によっても明らかなように、彼の取り扱う「生」はあくまでも生物学的な生であって、主体的な生ではない。また地理学者たる彼に主体的な生を問題とせよというのは無理でもあろう。しかし彼が深い意義を認めているヘルデルの要求には、主体的な生への促迫が含まれていたのである。そこでもし主体的な生の立場から「生の空間」を問題とすればどうなるか。それは生ける空間、主体的な空間となるほかはないであろう。我々の求めるのはちょうどそれなのである。ラッツェルの生の空間は我々をこの本来の問題の入り口まで連れて行く。</text:p>
      <text:p text:style-name="P1">ではラッツェルのあとにこの入り口を通り抜けた人はないであろうか。そこで問題となるのはスウェーデンの国家学者ルドルフ・チェルレン（Rudolf Kjellén）である。彼は『生の形式としての国家』（Der Staat als Lebensform, 1924.）において、ラッツェルの仕事を引きついでいる。彼によれば国家は個人と同じく「感性的、理性的なるもの」である。単なる法の主体ではなくして、生ける有機体、超個人的な生物である。それを彼は「国土及び民族」（Reich und Vol<text:soft-page-break/>k）として把捉する。国土としての国家を論ずるのが国土学（Geopolitik）であり、民族としての国家を論ずるのが民族国家学（Ethnopolitik）である。国土学は国家を地理的有機体として取り扱う。国土は国家の身体である。従って国家には地理的な個性がある。もちろん国家が逆に国土に影響することはあるが、しかし国土なき国家はあり得ない。ちょうど個人において身体の危害を加えることは、その人の所有物を害そこなうことではなくしてその人自身を、その人格を、害うことであるように、領土に危害を加えることは国家そのものに危害を加えることにほかならぬ。国土は国家の人格に属する。このような考えは国土の主体性について一歩を進めているごとく見えるであろう。しかし彼は決してラッツェルの立場を離れてはいないのである。国家を生物学的な有機体と考えることがすでにそれを明示している。ここでも我々は国家の人格に属する国土の主体性をさらに明らかに把捉すべき拍車を感ずるのである。</text:p>
      <text:p text:style-name="P1">しかしチェルレンが現実において拍車をかけたのは国土学（Geopolitik）の運動であった。一九二八年『国土学雑誌』（Zeitschrift für Geopolitik）が創設せられたときの宣言はこの運動の傾向を明らかに示している。「国土学は政治的過程が大地に縛られていることの学である。それは地理学の広汎な根柢、特に政治的空間有機体とその構造の学としての政治的地理学の根柢に立脚する。……国土学は政治的行動に武器を与え、国家生活において指導者たろうとする。従ってそれは実際政策を具体的に指導し得る技術論になる。……国土学は国家の地理的良心たらんと欲し、またたらねばならぬ。」これによっても明らかなように、Geopolitikは国土学であるよりもむしろ「領土政策」、ひいては殖民政策に近いのである。我々の風土学はそこから多くを期待することはできない。</text:p>
      <text:p text:style-name="P1">国土学的な傾向を有する学者としてあげられているのは、ドイツでは地理学者Karl Haushofer, Erich Obst, Otto Maull, Richard Hennig, Hermann Lautensach.歴史家Walter Vogel.政治学者Artur Dix.フランスではVidal de la Blache, Pinon, Brunhès, Vallaux.英国ではMackinder, James Fairgrieveなどである。</text:p>
      <text:p text:style-name="P1">なお最後に風土の心理学的研究としてヘルパッハの著をあげておく<text:soft-page-break/>べきであろう。</text:p>
      <text:p text:style-name="P1">Willy Hellpach, Die Geographische Erscheinungen, Wetter und Klima, Boden und Landschaft in ihren Einfluss auf das Seelenleben, 1923.</text:p>
      <text:p text:style-name="P1">この書は自然科学的心理学の立場から、天候、気候、土地、景観というごとき「自然現象」の意義を明らかにし、それと心生活との因果関係を明らかにしようと試みたものである。それはその立場の研究としては興味深いものであるが、しかし立場そのものはこの論文の初頭にあげたヒッポクラテスと同様である。それが具体的な風土現象に対して持つ関係は、一般に自然科学的心理学が具体的な人間生活に対して持つ関係と等しい。</text:p>
      <text:p text:style-name="P1">（昭和三年十一月─四年一月）</text:p>
      <text:p text:style-name="P1">自分は地理学のことにはきわめて暗く、前文を草した当時、フランスの人文地理学がいかに躍進的な発展を遂げていたかを少しも知らなかった。前文末尾に、国土学的な傾向を有する学者の一人としてVidal de la Blacheの名をあげたのは、Richard Hennig, Geopolitik, 1928に拠ったのである。しかるにそれよりも六年前にすでにこのヴィダル・ドゥ・ラ・ブラーシュのPrincipes de Géographie Humaineが出版されていた。また同じ年にはLucien FebvreのLa Terre et l’ÉvolutionHumaineも刊行され、ラッツェルの方法に対するきわめて鋭利な批判とともに、人文地理学の向かうべき正しい道が指示されていた。もし当時自分がそれらの書に親しむことができたのであったら、風土学の歴史的考察はよほど違ったものになったろうと思われる。</text:p>
      <text:p text:style-name="P1">その後これらの書は飯塚浩二氏の努力によって日本語に移され、岩波文庫として出版された。</text:p>
      <text:p text:style-name="P1">ブラーシュ著 飯塚浩二訳『人文地理学原理』上下二巻、昭和十五年。</text:p>
      <text:p text:style-name="P1">フェーヴル著 飯塚浩二訳『大地と人類の進化』上下二巻、昭和十六・十七年。</text:p>
      <text:p text:style-name="P1">の二書がそれである。これらの書が広く日本において読まれたとなると、自分の乏しい知識による風土学の歴史的考察は、全く無くもがなの感に襲われるのであるが、しかしこの書の第一章において述べて<text:soft-page-break/>いるように、自分の風土学のねらいは必ずしも人文地理学と同じではないのであるから、そのための暗中模索の記録として、前文は原形のままに保存することにした。</text:p>
      <text:p text:style-name="P1">なおこの書以後に到達した風土学的な考えについては、近刊『倫理学』下巻を参照されたい。そこではこの書の第一章に述べたプランを幾分体系的に展開してみたのである。</text:p>
      <text:p text:style-name="P1">（昭和二十三年十二月）</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56:07.799833288</dc:date>
    <meta:editing-cycles>53</meta:editing-cycles>
    <meta:editing-duration>PT1H25M9S</meta:editing-duration>
    <meta:document-statistic meta:table-count="0" meta:image-count="0" meta:object-count="0" meta:page-count="44" meta:paragraph-count="112" meta:word-count="33371" meta:character-count="56924" meta:non-whitespace-character-count="52586"/>
    <meta:user-defined meta:name="Info 1"/>
    <meta:user-defined meta:name="Info 2"/>
    <meta:user-defined meta:name="Info 3"/>
    <meta:user-defined meta:name="Info 4"/>
  </office:meta>
</office:document-meta>
</file>